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config="urn:oasis:names:tc:opendocument:xmlns:config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Liberation Serif" svg:font-family="'Liberation Serif'"/>
    <style:font-face style:name="Liberation Serif1" svg:font-family="'Liberation Serif1'"/>
    <style:font-face style:name="Liberation Serif2" svg:font-family="'Liberation Serif2'"/>
    <style:font-face style:name="Liberation Serif3" svg:font-family="'Liberation Serif3'"/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ACOL-1" style:family="table-column">
      <style:table-column-properties fo:break-before="auto" style:column-width="64.01pt"/>
    </style:style>
    <style:style style:name="ACOL-2" style:family="table-column">
      <style:table-column-properties fo:break-before="auto" style:column-width="103.15pt"/>
    </style:style>
    <style:style style:name="ACOL-0" style:family="table-column">
      <style:table-column-properties fo:break-before="auto" style:column-width="47.99pt"/>
    </style:style>
    <style:style style:name="ACOL-4" style:family="table-column">
      <style:table-column-properties fo:break-before="auto" style:column-width="63.61pt"/>
    </style:style>
    <style:style style:name="ACOL-5" style:family="table-column">
      <style:table-column-properties fo:break-before="auto" style:column-width="48.44pt"/>
    </style:style>
    <style:style style:name="ACOL-9" style:family="table-column">
      <style:table-column-properties fo:break-before="auto" style:column-width="60.46pt"/>
    </style:style>
    <style:style style:name="ACOL-11" style:family="table-column">
      <style:table-column-properties fo:break-before="auto" style:column-width="47.85pt"/>
    </style:style>
    <style:style style:name="ACOL-12" style:family="table-column">
      <style:table-column-properties fo:break-before="auto" style:column-width="50.34pt"/>
    </style:style>
    <style:style style:name="ACOL-13" style:family="table-column">
      <style:table-column-properties fo:break-before="auto" style:column-width="45.95pt"/>
    </style:style>
    <style:style style:name="ACOL-14" style:family="table-column">
      <style:table-column-properties fo:break-before="auto" style:column-width="46.49pt"/>
    </style:style>
    <style:style style:name="ACOL-15" style:family="table-column">
      <style:table-column-properties fo:break-before="auto" style:column-width="63.01pt"/>
    </style:style>
    <style:style style:name="ACOL-16" style:family="table-column">
      <style:table-column-properties fo:break-before="auto" style:column-width="60.01pt"/>
    </style:style>
    <style:style style:name="ACOL-17" style:family="table-column">
      <style:table-column-properties fo:break-before="auto" style:column-width="45.01pt"/>
    </style:style>
    <style:style style:name="ACOL-18" style:family="table-column">
      <style:table-column-properties fo:break-before="auto" style:column-width="39.74pt"/>
    </style:style>
    <style:style style:name="co15" style:family="table-column">
      <style:table-column-properties fo:break-before="auto" style:column-width="80.59pt"/>
    </style:style>
    <style:style style:name="co16" style:family="table-column">
      <style:table-column-properties fo:break-before="auto" style:column-width="69.85pt"/>
    </style:style>
    <style:style style:name="co17" style:family="table-column">
      <style:table-column-properties fo:break-before="auto" style:column-width="68.6pt"/>
    </style:style>
    <style:style style:name="co18" style:family="table-column">
      <style:table-column-properties fo:break-before="auto" style:column-width="71.74pt"/>
    </style:style>
    <style:style style:name="AROW-0" style:family="table-row">
      <style:table-row-properties style:row-height="12.81pt" fo:break-before="auto" style:use-optimal-row-height="true"/>
    </style:style>
    <style:style style:name="AROW-1" style:family="table-row">
      <style:table-row-properties style:row-height="54.45pt" fo:break-before="auto" style:use-optimal-row-height="true"/>
    </style:style>
    <style:style style:name="AROW-2" style:family="table-row">
      <style:table-row-properties style:row-height="22.51pt" fo:break-before="auto" style:use-optimal-row-height="true"/>
    </style:style>
    <style:style style:name="AROW-3" style:family="table-row">
      <style:table-row-properties style:row-height="25pt" fo:break-before="auto" style:use-optimal-row-height="true"/>
    </style:style>
    <style:style style:name="AROW-4" style:family="table-row">
      <style:table-row-properties style:row-height="23.24pt" fo:break-before="auto" style:use-optimal-row-height="true"/>
    </style:style>
    <style:style style:name="AROW-5" style:family="table-row">
      <style:table-row-properties style:row-height="113.24pt" fo:break-before="auto" style:use-optimal-row-height="true"/>
    </style:style>
    <style:style style:name="AROW-6" style:family="table-row">
      <style:table-row-properties style:row-height="48.76pt" fo:break-before="auto" style:use-optimal-row-height="true"/>
    </style:style>
    <style:style style:name="AROW-7" style:family="table-row">
      <style:table-row-properties style:row-height="33.11pt" fo:break-before="auto" style:use-optimal-row-height="true"/>
    </style:style>
    <style:style style:name="AROW-8" style:family="table-row">
      <style:table-row-properties style:row-height="12.76pt" fo:break-before="auto" style:use-optimal-row-height="true"/>
    </style:style>
    <style:style style:name="AROW-10" style:family="table-row">
      <style:table-row-properties style:row-height="13.1pt" fo:break-before="auto" style:use-optimal-row-height="true"/>
    </style:style>
    <style:style style:name="AROW-14" style:family="table-row">
      <style:table-row-properties style:row-height="72.6pt" fo:break-before="auto" style:use-optimal-row-height="true"/>
    </style:style>
    <style:style style:name="AROW-15" style:family="table-row">
      <style:table-row-properties style:row-height="36.91pt" fo:break-before="auto" style:use-optimal-row-height="true"/>
    </style:style>
    <style:style style:name="AROW-16" style:family="table-row">
      <style:table-row-properties style:row-height="48.81pt" fo:break-before="auto" style:use-optimal-row-height="true"/>
    </style:style>
    <style:style style:name="ro14" style:family="table-row">
      <style:table-row-properties style:row-height="72.51pt" fo:break-before="auto" style:use-optimal-row-height="true"/>
    </style:style>
    <style:style style:name="ro15" style:family="table-row">
      <style:table-row-properties style:row-height="155.59pt" fo:break-before="auto" style:use-optimal-row-height="true"/>
    </style:style>
    <style:style style:name="ro16" style:family="table-row">
      <style:table-row-properties style:row-height="60.6pt" fo:break-before="auto" style:use-optimal-row-height="true"/>
    </style:style>
    <style:style style:name="ta-0" style:family="table" style:master-page-name="old">
      <style:table-properties table:display="true" style:writing-mode="lr-tb"/>
    </style:style>
    <style:style style:name="ta-2" style:family="table" style:master-page-name="exec-time-vs-m">
      <style:table-properties table:display="true" style:writing-mode="lr-tb"/>
    </style:style>
    <style:style style:name="ta-3" style:family="table" style:master-page-name="scalability">
      <style:table-properties table:display="true" style:writing-mode="lr-tb"/>
    </style:style>
    <style:style style:name="ta-4" style:family="table" style:master-page-name="classifier-naive-bayes">
      <style:table-properties table:display="true" style:writing-mode="lr-tb"/>
    </style:style>
    <style:style style:name="ta-5" style:family="table" style:master-page-name="classifier-random-forest">
      <style:table-properties table:display="true" style:writing-mode="lr-tb"/>
    </style:style>
    <style:style style:name="ta6" style:family="table" style:master-page-name="exec-time-vs-n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ACE-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pt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2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1" style:vertical-align="bottom"/>
      <style:paragraph-properties fo:margin-left="0pt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3" style:family="table-cell" style:parent-style-name="Default" style:data-style-name="N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text-position="" style:font-name="Liberation Serif" fo:font-size="10pt" fo:font-style="normal" style:text-underline-style="none" fo:font-weight="normal" style:text-underline-mode="continuous" style:text-overline-mode="continuous" style:text-line-through-mode="continuous"/>
    </style:style>
    <style:style style:name="ACE-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text-position="" style:font-name="Liberation Serif2" fo:font-size="10pt" fo:font-style="normal" style:text-underline-style="none" fo:font-weight="normal" style:text-underline-mode="continuous" style:text-overline-mode="continuous" style:text-line-through-mode="continuous"/>
    </style:style>
    <style:style style:name="ACE-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text-position="" style:font-name="Liberation Serif1" fo:font-size="10pt" fo:font-style="normal" style:text-underline-style="none" fo:font-weight="normal" style:text-underline-mode="continuous" style:text-overline-mode="continuous" style:text-line-through-mode="continuous"/>
    </style:style>
    <style:style style:name="ACE-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text-position="" style:font-name="Liberation Serif3" fo:font-size="10pt" fo:font-style="normal" style:text-underline-style="none" fo:font-weight="normal" style:text-underline-mode="continuous" style:text-overline-mode="continuous" style:text-line-through-mode="continuous"/>
    </style:style>
    <style:style style:name="ACE-8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wrap" fo:border="none" style:rotation-angle="0" style:rotation-align="none" style:shrink-to-fit="false" gnm:background-colour="#ffffff" gnm:pattern-colour="#000000" gnm:pattern="1" style:vertical-align="bottom"/>
      <style:paragraph-properties fo:margin-left="0pt"/>
      <style:text-properties fo:color="#000000" style:text-line-through-style="none" style:text-line-through-type="none" style:text-position="" style:font-name="Liberation Serif3" fo:font-size="10pt" fo:font-style="normal" style:text-underline-style="none" fo:font-weight="normal" style:text-underline-mode="continuous" style:text-overline-mode="continuous" style:text-line-through-mode="continuous"/>
    </style:style>
    <style:style style:name="ACE-1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7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8" style:family="table-cell" style:parent-style-name="Default" style:data-style-name="N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9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1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Liberation Serif" fo:font-size="10pt" fo:font-style="normal" style:text-underline-style="none" fo:font-weight="normal" style:text-underline-mode="continuous" style:text-overline-mode="continuous" style:text-line-through-mode="continuous"/>
    </style:style>
    <style:style style:name="ce2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Liberation Serif2" fo:font-size="10pt" fo:font-style="normal" style:text-underline-style="none" fo:font-weight="normal" style:text-underline-mode="continuous" style:text-overline-mode="continuous" style:text-line-through-mode="continuous"/>
    </style:style>
    <style:style style:name="ce2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Liberation Serif1" fo:font-size="10pt" fo:font-style="normal" style:text-underline-style="none" fo:font-weight="normal" style:text-underline-mode="continuous" style:text-overline-mode="continuous" style:text-line-through-mode="continuous"/>
    </style:style>
    <style:style style:name="ce2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Liberation Serif3" fo:font-size="10pt" fo:font-style="normal" style:text-underline-style="none" fo:font-weight="normal" style:text-underline-mode="continuous" style:text-overline-mode="continuous" style:text-line-through-mode="continuous"/>
    </style:style>
    <style:style style:name="ce24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wrap" fo:border="none" style:rotation-angle="0" style:rotation-align="none" style:shrink-to-fit="false" gnm:background-colour="#ffffff" gnm:pattern-colour="#000000" gnm:pattern="1" style:vertical-align="bottom"/>
      <style:paragraph-properties fo:margin-left="0pt"/>
      <style:text-properties fo:color="#000000" style:text-line-through-style="none" style:text-line-through-type="none" style:font-name="Liberation Serif3" fo:font-size="10pt" fo:font-style="normal" style:text-underline-style="none" fo:font-weight="normal" style:text-underline-mode="continuous" style:text-overline-mode="continuous" style:text-line-through-mode="continuous"/>
    </style:style>
    <style:style style:name="ce2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6" style:family="table-cell" style:parent-style-name="Default" style:data-style-name="N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7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wrap" fo:border="none" style:rotation-angle="0" style:rotation-align="none" style:shrink-to-fit="false" gnm:background-colour="#ffffff" gnm:pattern-colour="#000000" gnm:pattern="1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old" table:style-name="ta-0" table:print="true">
        <office:forms form:automatic-focus="false" form:apply-design-mode="false">
          <form:form/>
        </office:forms>
        <table:table-column table:default-cell-style-name="ACE-0" table:style-name="ACOL-1"/>
        <table:table-column table:default-cell-style-name="ACE-0" table:style-name="ACOL-2"/>
        <table:table-column table:default-cell-style-name="ACE-0" table:style-name="ACOL-1"/>
        <table:table-column table:default-cell-style-name="ACE-0" table:style-name="ACOL-0" table:number-columns-repeated="10"/>
        <table:table-column table:default-cell-style-name="ACE-0" table:style-name="ACOL-0" table:number-columns-repeated="115"/>
        <table:table-row table:style-name="AROW-0">
          <table:table-cell table:style-name="ACE-0" office:value-type="string">
            <text:p>WEKA</text:p>
          </table:table-cell>
          <table:table-cell table:number-columns-repeated="127" table:style-name="ACE-0"/>
        </table:table-row>
        <table:table-row table:style-name="AROW-0">
          <table:table-cell table:style-name="ACE-0" office:value-type="string">
            <text:p>Dataset</text:p>
          </table:table-cell>
          <table:table-cell table:style-name="ACE-0" office:value-type="string">
            <text:p>Size</text:p>
          </table:table-cell>
          <table:table-cell table:style-name="ACE-0" office:value-type="string">
            <text:p>Time</text:p>
          </table:table-cell>
          <table:table-cell table:number-columns-repeated="125" table:style-name="ACE-0"/>
        </table:table-row>
        <table:table-row table:style-name="AROW-0">
          <table:table-cell table:style-name="ACE-0" office:value-type="string">
            <text:p>ECBDL14</text:p>
          </table:table-cell>
          <table:table-cell table:style-name="ACE-0" office:value-type="string">
            <text:p>1% = 32e4 </text:p>
          </table:table-cell>
          <table:table-cell table:style-name="ACE-0" office:value-type="string">
            <text:p>4m15s</text:p>
          </table:table-cell>
          <table:table-cell table:style-name="ACE-0" office:value-type="string">
            <text:p>Heap Size</text:p>
          </table:table-cell>
          <table:table-cell table:style-name="ACE-0" office:value-type="string">
            <text:p>Used Memory</text:p>
          </table:table-cell>
          <table:table-cell table:style-name="ACE-0" office:value-type="string">
            <text:p>Neighbors</text:p>
          </table:table-cell>
          <table:table-cell table:style-name="ACE-0" office:value-type="string">
            <text:p>Samples</text:p>
          </table:table-cell>
          <table:table-cell table:number-columns-repeated="121" table:style-name="ACE-0"/>
        </table:table-row>
        <table:table-row table:style-name="AROW-0">
          <table:table-cell table:style-name="ACE-0" office:value-type="string">
            <text:p>ECBDL14</text:p>
          </table:table-cell>
          <table:table-cell table:style-name="ACE-0" office:value-type="string">
            <text:p>5% = 16e5</text:p>
          </table:table-cell>
          <table:table-cell table:style-name="ACE-0" office:value-type="string">
            <text:p>25m13s</text:p>
          </table:table-cell>
          <table:table-cell table:style-name="ACE-0" office:value-type="string">
            <text:p>4 Gb</text:p>
          </table:table-cell>
          <table:table-cell table:number-columns-repeated="2" table:style-name="ACE-0"/>
          <table:table-cell table:style-name="ACE-0" office:value-type="float" office:value="10">
            <text:p>10</text:p>
          </table:table-cell>
          <table:table-cell table:number-columns-repeated="121" table:style-name="ACE-0"/>
        </table:table-row>
        <table:table-row table:style-name="AROW-0">
          <table:table-cell table:style-name="ACE-0" office:value-type="string">
            <text:p>ECBDL14</text:p>
          </table:table-cell>
          <table:table-cell table:style-name="ACE-0" office:value-type="string">
            <text:p>10% = 32e5</text:p>
          </table:table-cell>
          <table:table-cell table:style-name="ACE-0" office:value-type="string">
            <text:p>54m55.510s</text:p>
          </table:table-cell>
          <table:table-cell table:style-name="ACE-0" office:value-type="string">
            <text:p>8 Gb</text:p>
          </table:table-cell>
          <table:table-cell table:number-columns-repeated="2" table:style-name="ACE-0"/>
          <table:table-cell table:style-name="ACE-0" office:value-type="float" office:value="10">
            <text:p>10</text:p>
          </table:table-cell>
          <table:table-cell table:number-columns-repeated="121" table:style-name="ACE-0"/>
        </table:table-row>
        <table:table-row table:style-name="AROW-0">
          <table:table-cell table:style-name="ACE-0" office:value-type="string">
            <text:p>ECBDL14</text:p>
          </table:table-cell>
          <table:table-cell table:style-name="ACE-0" office:value-type="string">
            <text:p>20% = 64e5</text:p>
          </table:table-cell>
          <table:table-cell table:style-name="ACE-0" office:value-type="string">
            <text:p>118m29s</text:p>
          </table:table-cell>
          <table:table-cell table:style-name="ACE-0" office:value-type="string">
            <text:p>16 Gb</text:p>
          </table:table-cell>
          <table:table-cell table:number-columns-repeated="2" table:style-name="ACE-0"/>
          <table:table-cell table:style-name="ACE-0" office:value-type="float" office:value="10">
            <text:p>10</text:p>
          </table:table-cell>
          <table:table-cell table:number-columns-repeated="121" table:style-name="ACE-0"/>
        </table:table-row>
        <table:table-row table:style-name="AROW-0">
          <table:table-cell table:style-name="ACE-0"/>
          <table:table-cell table:style-name="ACE-0" office:value-type="string">
            <text:p>40% = 128e5</text:p>
          </table:table-cell>
          <table:table-cell table:style-name="ACE-0" office:value-type="string">
            <text:p>??</text:p>
          </table:table-cell>
          <table:table-cell table:style-name="ACE-0" office:value-type="string">
            <text:p>32 Gb</text:p>
          </table:table-cell>
          <table:table-cell table:style-name="ACE-0" office:value-type="string">
            <text:p>31.744 Gb</text:p>
          </table:table-cell>
          <table:table-cell table:style-name="ACE-0"/>
          <table:table-cell table:style-name="ACE-0" office:value-type="float" office:value="10">
            <text:p>10</text:p>
          </table:table-cell>
          <table:table-cell table:number-columns-repeated="121" table:style-name="ACE-0"/>
        </table:table-row>
        <table:table-row table:style-name="AROW-0">
          <table:table-cell table:style-name="ACE-0" office:value-type="string">
            <text:p>HIGGS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21m35.401s</text:p>
          </table:table-cell>
          <table:table-cell table:style-name="ACE-0" office:value-type="string">
            <text:p>64 Gb</text:p>
          </table:table-cell>
          <table:table-cell table:style-name="ACE-0" office:value-type="string">
            <text:p>62.5 Gb</text:p>
          </table:table-cell>
          <table:table-cell table:style-name="ACE-0"/>
          <table:table-cell table:style-name="ACE-0" office:value-type="float" office:value="10">
            <text:p>10</text:p>
          </table:table-cell>
          <table:table-cell table:number-columns-repeated="121" table:style-name="ACE-0"/>
        </table:table-row>
        <table:table-row table:style-name="AROW-0">
          <table:table-cell table:number-columns-repeated="3" table:style-name="ACE-0"/>
          <table:table-cell table:style-name="ACE-0" office:value-type="string">
            <text:p>32 Gb</text:p>
          </table:table-cell>
          <table:table-cell table:style-name="ACE-0" office:value-type="string">
            <text:p>??</text:p>
          </table:table-cell>
          <table:table-cell table:style-name="ACE-0"/>
          <table:table-cell table:style-name="ACE-0" office:value-type="float" office:value="10">
            <text:p>10</text:p>
          </table:table-cell>
          <table:table-cell table:number-columns-repeated="121" table:style-name="ACE-0"/>
        </table:table-row>
        <table:table-row table:style-name="AROW-0">
          <table:table-cell table:style-name="ACE-0" office:value-type="string">
            <text:p>EPSILON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20m36.536s</text:p>
          </table:table-cell>
          <table:table-cell table:number-columns-repeated="125" table:style-name="ACE-0"/>
        </table:table-row>
        <table:table-row table:style-name="AROW-0">
          <table:table-cell table:style-name="ACE-0" office:value-type="string">
            <text:p>EPSILON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51m29.800s</text:p>
          </table:table-cell>
          <table:table-cell table:number-columns-repeated="3" table:style-name="ACE-0"/>
          <table:table-cell table:style-name="ACE-0" office:value-type="float" office:value="10">
            <text:p>10</text:p>
          </table:table-cell>
          <table:table-cell table:number-columns-repeated="121" table:style-name="ACE-0"/>
        </table:table-row>
        <table:table-row table:style-name="AROW-0">
          <table:table-cell table:number-columns-repeated="4" table:style-name="ACE-0"/>
          <table:table-cell table:style-name="ACE-0" office:value-type="string">
            <text:p>9.287g</text:p>
          </table:table-cell>
          <table:table-cell table:style-name="ACE-0"/>
          <table:table-cell table:style-name="ACE-0" office:value-type="float" office:value="50">
            <text:p>50</text:p>
          </table:table-cell>
          <table:table-cell table:number-columns-repeated="121" table:style-name="ACE-0"/>
        </table:table-row>
        <table:table-row table:style-name="AROW-0">
          <table:table-cell table:style-name="ACE-0" office:value-type="string">
            <text:p>Spark</text:p>
          </table:table-cell>
          <table:table-cell table:number-columns-repeated="127" table:style-name="ACE-0"/>
        </table:table-row>
        <table:table-row table:style-name="AROW-0">
          <table:table-cell table:style-name="ACE-0" office:value-type="string">
            <text:p>ECBDL14</text:p>
          </table:table-cell>
          <table:table-cell table:style-name="ACE-0" office:value-type="string">
            <text:p>100% (Train Set)= 30801723 ~30.8e6 </text:p>
          </table:table-cell>
          <table:table-cell table:style-name="ACE-0" office:value-type="string">
            <text:p>7.7h=462m</text:p>
          </table:table-cell>
          <table:table-cell table:number-columns-repeated="125" table:style-name="ACE-0"/>
        </table:table-row>
        <table:table-row table:style-name="AROW-0">
          <table:table-cell table:style-name="ACE-0" office:value-type="string">
            <text:p>ECBDL14</text:p>
          </table:table-cell>
          <table:table-cell table:style-name="ACE-0" office:value-type="string">
            <text:p>100% (Train Set)= 30801723 ~30.8e6 </text:p>
          </table:table-cell>
          <table:table-cell table:style-name="ACE-0" office:value-type="string">
            <text:p>7.7h=462m</text:p>
          </table:table-cell>
          <table:table-cell table:style-name="ACE-0" office:value-type="string">
            <text:p>14 Gb = 1 Gb per Node</text:p>
          </table:table-cell>
          <table:table-cell table:number-columns-repeated="2" table:style-name="ACE-0"/>
          <table:table-cell table:style-name="ACE-0" office:value-type="string">
            <text:p>NOTE: IT need much less memory and time , why???</text:p>
          </table:table-cell>
          <table:table-cell table:number-columns-repeated="121" table:style-name="ACE-0"/>
        </table:table-row>
        <table:table-row table:style-name="AROW-0">
          <table:table-cell table:number-columns-repeated="3" table:style-name="ACE-0"/>
          <table:table-cell table:style-name="ACE-4"/>
          <table:table-cell table:number-columns-repeated="124" table:style-name="ACE-0"/>
        </table:table-row>
        <table:table-row table:style-name="AROW-1">
          <table:table-cell table:style-name="ACE-0" office:value-type="string">
            <text:p>ECBDL14</text:p>
          </table:table-cell>
          <table:table-cell table:style-name="ACE-3" office:value-type="string">
            <text:p>100% = 33699640 <text:s/>~ 33.7e6</text:p>
          </table:table-cell>
          <table:table-cell table:style-name="ACE-0" office:value-type="string">
            <text:p>22.3h</text:p>
          </table:table-cell>
          <table:table-cell table:style-name="ACE-5" office:value-type="string">
            <text:p>94.3 GB Used (69.4 GB Total) 9,8 Gb per node</text:p>
          </table:table-cell>
          <table:table-cell table:style-name="ACE-0"/>
          <table:table-cell table:style-name="ACE-0" office:value-type="float" office:value="10">
            <text:p>10</text:p>
          </table:table-cell>
          <table:table-cell table:style-name="ACE-0" office:value-type="float" office:value="10">
            <text:p>10</text:p>
          </table:table-cell>
          <table:table-cell table:style-name="ACE-0" office:value-type="string">
            <text:p>parquet</text:p>
          </table:table-cell>
          <table:table-cell table:style-name="ACE-0" office:value-type="string">
            <text:p>7x2</text:p>
          </table:table-cell>
          <table:table-cell table:number-columns-repeated="119" table:style-name="ACE-0"/>
        </table:table-row>
        <table:table-row table:style-name="AROW-2">
          <table:table-cell table:style-name="ACE-0" office:value-type="string">
            <text:p>ECBDL14</text:p>
          </table:table-cell>
          <table:table-cell table:style-name="ACE-0" office:value-type="float" office:value="0.5">
            <text:p>0.5</text:p>
          </table:table-cell>
          <table:table-cell table:style-name="ACE-0" office:value-type="string">
            <text:p>3.2h</text:p>
          </table:table-cell>
          <table:table-cell table:style-name="ACE-0" office:value-type="string">
            <text:p><text:s/>68.7 GB Used (69.4 GB Total)</text:p>
          </table:table-cell>
          <table:table-cell table:style-name="ACE-7" office:value-type="string">
            <text:p>9.8 GB / 9.8 GB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10">
            <text:p>10</text:p>
          </table:table-cell>
          <table:table-cell table:style-name="ACE-0" office:value-type="string">
            <text:p>parquet</text:p>
          </table:table-cell>
          <table:table-cell table:style-name="ACE-0" office:value-type="string">
            <text:p>7x2</text:p>
          </table:table-cell>
          <table:table-cell table:style-name="ACE-0" office:value-type="string">
            <text:p>Memory Serialized 1x Replicated 455 76% 68.7 GB</text:p>
          </table:table-cell>
          <table:table-cell table:style-name="ACE-0" office:value-type="string">
            <text:p>High Priority Process</text:p>
          </table:table-cell>
          <table:table-cell table:number-columns-repeated="117" table:style-name="ACE-0"/>
        </table:table-row>
        <table:table-row table:style-name="AROW-3">
          <table:table-cell table:style-name="ACE-0" office:value-type="string">
            <text:p>ECBDL14</text:p>
          </table:table-cell>
          <table:table-cell table:style-name="ACE-0" office:value-type="float" office:value="0.5">
            <text:p>0.5</text:p>
          </table:table-cell>
          <table:table-cell table:style-name="ACE-0" office:value-type="string">
            <text:p>4.1h</text:p>
          </table:table-cell>
          <table:table-cell table:style-name="ACE-0" office:value-type="string">
            <text:p><text:s/>68.7 GB Used (69.4 GB Total)</text:p>
          </table:table-cell>
          <table:table-cell table:style-name="ACE-7" office:value-type="string">
            <text:p>9.8 GB / 9.8 GB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10">
            <text:p>10</text:p>
          </table:table-cell>
          <table:table-cell table:style-name="ACE-0" office:value-type="string">
            <text:p>parquet</text:p>
          </table:table-cell>
          <table:table-cell table:style-name="ACE-0" office:value-type="string">
            <text:p>7x2</text:p>
          </table:table-cell>
          <table:table-cell table:style-name="ACE-0" office:value-type="string">
            <text:p>Memory Deserialized 1x Replicated 441 73% 68.7 GB</text:p>
          </table:table-cell>
          <table:table-cell table:style-name="ACE-0" office:value-type="string">
            <text:p>High Priority Process</text:p>
          </table:table-cell>
          <table:table-cell table:number-columns-repeated="117" table:style-name="ACE-0"/>
        </table:table-row>
        <table:table-row table:style-name="AROW-4">
          <table:table-cell table:style-name="ACE-0" office:value-type="string">
            <text:p>ECBDL14</text:p>
          </table:table-cell>
          <table:table-cell table:style-name="ACE-0" office:value-type="float" office:value="0.5">
            <text:p>0.5</text:p>
          </table:table-cell>
          <table:table-cell table:style-name="ACE-0" office:value-type="string">
            <text:p>Much time compared with cache</text:p>
          </table:table-cell>
          <table:table-cell table:style-name="ACE-0" office:value-type="string">
            <text:p><text:s/>68.7 GB Used (69.4 GB Total)</text:p>
          </table:table-cell>
          <table:table-cell table:style-name="ACE-7" office:value-type="string">
            <text:p>9.8 GB / 9.8 GB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10">
            <text:p>10</text:p>
          </table:table-cell>
          <table:table-cell table:style-name="ACE-0" office:value-type="string">
            <text:p>parquet</text:p>
          </table:table-cell>
          <table:table-cell table:style-name="ACE-0" office:value-type="string">
            <text:p>7x2</text:p>
          </table:table-cell>
          <table:table-cell table:style-name="ACE-0" office:value-type="string">
            <text:p>No cache</text:p>
          </table:table-cell>
          <table:table-cell table:style-name="ACE-0" office:value-type="string">
            <text:p>High Priority Process</text:p>
          </table:table-cell>
          <table:table-cell table:number-columns-repeated="117" table:style-name="ACE-0"/>
        </table:table-row>
        <table:table-row table:style-name="AROW-0">
          <table:table-cell table:style-name="ACE-1" office:value-type="string">
            <text:p>ECBDL14</text:p>
          </table:table-cell>
          <table:table-cell table:style-name="ACE-2" office:value-type="float" office:value="0.5">
            <text:p>0.5</text:p>
          </table:table-cell>
          <table:table-cell table:style-name="ACE-1" office:value-type="string">
            <text:p>1.2h</text:p>
          </table:table-cell>
          <table:table-cell table:style-name="ACE-1" office:value-type="string">
            <text:p>68.7 GB Used (69.4 GB Total)</text:p>
          </table:table-cell>
          <table:table-cell table:style-name="ACE-8"/>
          <table:table-cell table:style-name="ACE-1" office:value-type="float" office:value="10">
            <text:p>10</text:p>
          </table:table-cell>
          <table:table-cell table:style-name="ACE-2" office:value-type="float" office:value="10">
            <text:p>10</text:p>
          </table:table-cell>
          <table:table-cell table:style-name="ACE-2" office:value-type="string">
            <text:p>parquet</text:p>
          </table:table-cell>
          <table:table-cell table:style-name="ACE-2" office:value-type="string">
            <text:p>7x2</text:p>
          </table:table-cell>
          <table:table-cell table:style-name="ACE-0" office:value-type="string">
            <text:p>Memory Serialized 1x Replicated</text:p>
          </table:table-cell>
          <table:table-cell table:style-name="ACE-0" office:value-type="float" office:value="454">
            <text:p>454</text:p>
          </table:table-cell>
          <table:table-cell table:style-name="ACE-0" office:value-type="string">
            <text:p>75%</text:p>
          </table:table-cell>
          <table:table-cell table:style-name="ACE-0" office:value-type="string">
            <text:p>68.7 GB</text:p>
          </table:table-cell>
          <table:table-cell table:number-columns-repeated="115" table:style-name="ACE-0"/>
        </table:table-row>
        <table:table-row table:style-name="AROW-0">
          <table:table-cell table:number-columns-repeated="4" table:style-name="ACE-0"/>
          <table:table-cell table:style-name="ACE-7"/>
          <table:table-cell table:number-columns-repeated="123" table:style-name="ACE-0"/>
        </table:table-row>
        <table:table-row table:style-name="AROW-5">
          <table:table-cell table:style-name="ACE-0" office:value-type="string">
            <text:p>HIGGS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4.9h</text:p>
          </table:table-cell>
          <table:table-cell table:style-name="ACE-6" office:value-type="string">
            <text:p>517.4 Mb per Node, 517.4 * (12 + 1) = 6.57 Gb 4.6 GB Used (6.6 GB Total)</text:p>
          </table:table-cell>
          <table:table-cell table:number-columns-repeated="2" table:style-name="ACE-0"/>
          <table:table-cell table:style-name="ACE-0" office:value-type="float" office:value="50">
            <text:p>50</text:p>
          </table:table-cell>
          <table:table-cell table:number-columns-repeated="121" table:style-name="ACE-0"/>
        </table:table-row>
        <table:table-row table:style-name="AROW-6">
          <table:table-cell table:style-name="ACE-0" office:value-type="string">
            <text:p>HIGGS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41m</text:p>
          </table:table-cell>
          <table:table-cell table:style-name="ACE-6" office:value-type="string">
            <text:p>2.6 GB Used (3.5 GB Total)</text:p>
          </table:table-cell>
          <table:table-cell table:number-columns-repeated="2" table:style-name="ACE-0"/>
          <table:table-cell table:style-name="ACE-0" office:value-type="float" office:value="10">
            <text:p>10</text:p>
          </table:table-cell>
          <table:table-cell table:number-columns-repeated="121" table:style-name="ACE-0"/>
        </table:table-row>
        <table:table-row table:style-name="AROW-7">
          <table:table-cell table:style-name="ACE-0" office:value-type="string">
            <text:p>HIGGS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14m</text:p>
          </table:table-cell>
          <table:table-cell table:style-name="ACE-5" office:value-type="string">
            <text:p>3.0 GB Used (4.0 GB Total)</text:p>
          </table:table-cell>
          <table:table-cell table:number-columns-repeated="2" table:style-name="ACE-0"/>
          <table:table-cell table:style-name="ACE-0" office:value-type="float" office:value="10">
            <text:p>10</text:p>
          </table:table-cell>
          <table:table-cell table:style-name="ACE-0" office:value-type="string">
            <text:p>parquet</text:p>
          </table:table-cell>
          <table:table-cell table:style-name="ACE-0" office:value-type="string">
            <text:p>7x2</text:p>
          </table:table-cell>
          <table:table-cell table:number-columns-repeated="119" table:style-name="ACE-0"/>
        </table:table-row>
        <table:table-row table:style-name="AROW-1">
          <table:table-cell table:style-name="ACE-0" office:value-type="string">
            <text:p>EPSILON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15m</text:p>
          </table:table-cell>
          <table:table-cell table:style-name="ACE-6" office:value-type="string">
            <text:p>517.4 Mb per Node, 517.4 * (12 + 1) = 6.57 Gb</text:p>
          </table:table-cell>
          <table:table-cell table:number-columns-repeated="2" table:style-name="ACE-0"/>
          <table:table-cell table:style-name="ACE-0" office:value-type="float" office:value="10">
            <text:p>10</text:p>
          </table:table-cell>
          <table:table-cell table:number-columns-repeated="121" table:style-name="ACE-0"/>
        </table:table-row>
        <table:table-row table:style-name="AROW-0">
          <table:table-cell table:style-name="ACE-0" office:value-type="string">
            <text:p>EPSILON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42m</text:p>
          </table:table-cell>
          <table:table-cell table:style-name="ACE-0" office:value-type="string">
            <text:p>6.57 Gb</text:p>
          </table:table-cell>
          <table:table-cell table:number-columns-repeated="2" table:style-name="ACE-0"/>
          <table:table-cell table:style-name="ACE-0" office:value-type="float" office:value="50">
            <text:p>50</text:p>
          </table:table-cell>
          <table:table-cell table:number-columns-repeated="121" table:style-name="ACE-0"/>
        </table:table-row>
        <table:table-row table:style-name="AROW-8" table:number-rows-repeated="5">
          <table:table-cell table:number-columns-repeated="128"/>
        </table:table-row>
        <table:table-row table:style-name="AROW-8">
          <table:table-cell table:style-name="ACE-0" office:value-type="string">
            <text:p>Weka</text:p>
          </table:table-cell>
          <table:table-cell table:number-columns-repeated="127" table:style-name="ACE-0"/>
        </table:table-row>
        <table:table-row table:style-name="AROW-0">
          <table:table-cell table:style-name="ACE-0" office:value-type="string">
            <text:p>EPSILON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86m4.636s</text:p>
          </table:table-cell>
          <table:table-cell table:number-columns-repeated="2" table:style-name="ACE-0"/>
          <table:table-cell table:style-name="ACE-0" office:value-type="string">
            <text:p>Regression</text:p>
          </table:table-cell>
          <table:table-cell table:number-columns-repeated="122" table:style-name="ACE-0"/>
        </table:table-row>
        <table:table-row table:style-name="AROW-8" table:number-rows-repeated="482">
          <table:table-cell table:number-columns-repeated="128"/>
        </table:table-row>
        <table:table-row table:style-name="AROW-0" table:number-rows-repeated="1532">
          <table:table-cell table:number-columns-repeated="128"/>
        </table:table-row>
        <table:named-expressions>
          <table:named-expression table:name="Print_Area" table:expression="of:=#REF!" table:base-cell-address="$'old'.$A$1"/>
          <table:named-expression table:name="Sheet_Title" table:expression="of:=&quot;Sheet1&quot;" table:base-cell-address="$'old'.$A$1"/>
        </table:named-expressions>
        <gnm:selections gnm:cursor-col="1" gnm:cursor-row="16">
          <gnm:selection gnm:start-col="1" gnm:start-row="16" gnm:end-col="1" gnm:end-row="16"/>
        </gnm:selections>
      </table:table>
      <table:table table:name="exec-time-vs-n" table:style-name="ta6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ACOL-1" table:number-columns-repeated="2" table:default-cell-style-name="ce25"/>
        <table:table-column table:style-name="ACOL-4" table:default-cell-style-name="ce25"/>
        <table:table-column table:style-name="ACOL-5" table:default-cell-style-name="ce25"/>
        <table:table-column table:style-name="ACOL-0" table:default-cell-style-name="ce25"/>
        <table:table-column table:style-name="co15" table:number-columns-repeated="2" table:default-cell-style-name="ce25"/>
        <table:table-column table:style-name="co16" table:number-columns-repeated="2" table:default-cell-style-name="ce25"/>
        <table:table-column table:style-name="co17" table:default-cell-style-name="ce25"/>
        <table:table-column table:style-name="ACOL-9" table:default-cell-style-name="ce25"/>
        <table:table-column table:style-name="co18" table:default-cell-style-name="ce25"/>
        <table:table-column table:style-name="ACOL-1" table:number-columns-repeated="1012" table:default-cell-style-name="ce25"/>
        <table:table-row table:style-name="AROW-10">
          <table:table-cell office:value-type="string" calcext:value-type="string">
            <text:p>Spark</text:p>
          </table:table-cell>
          <table:table-cell table:number-columns-repeated="1023"/>
        </table:table-row>
        <table:table-row table:style-name="ro14">
          <table:table-cell office:value-type="string" calcext:value-type="string">
            <text:p>Nodes</text:p>
          </table:table-cell>
          <table:table-cell office:value-type="string" calcext:value-type="string">
            <text:p>7X2 Cores</text:p>
          </table:table-cell>
          <table:table-cell office:value-type="string" calcext:value-type="string">
            <text:p>Memory per Node</text:p>
          </table:table-cell>
          <table:table-cell office:value-type="string" calcext:value-type="string">
            <text:p>14 GB per executor, 9.8 GB for storage</text:p>
          </table:table-cell>
          <table:table-cell table:number-columns-repeated="1020"/>
        </table:table-row>
        <table:table-row table:style-name="AROW-10">
          <table:table-cell office:value-type="string" calcext:value-type="string">
            <text:p>Dataset</text:p>
          </table:table-cell>
          <table:table-cell office:value-type="string" calcext:value-type="string">
            <text:p>ECBDL14</text:p>
          </table:table-cell>
          <table:table-cell table:number-columns-repeated="1022"/>
        </table:table-row>
        <table:table-row table:style-name="AROW-6">
          <table:table-cell office:value-type="string" calcext:value-type="string">
            <text:p>Percentage</text:p>
          </table:table-cell>
          <table:table-cell office:value-type="string" calcext:value-type="string">
            <text:p>Num of Neighbors</text:p>
          </table:table-cell>
          <table:table-cell office:value-type="string" calcext:value-type="string">
            <text:p>Num of Samples</text:p>
          </table:table-cell>
          <table:table-cell office:value-type="string" calcext:value-type="string">
            <text:p>Spark Time (m)</text:p>
          </table:table-cell>
          <table:table-cell office:value-type="string" calcext:value-type="string">
            <text:p>Spark Time No Cache (m)</text:p>
          </table:table-cell>
          <table:table-cell office:value-type="string" calcext:value-type="string">
            <text:p>Spark Time Initial Data Cache (m)</text:p>
          </table:table-cell>
          <table:table-cell office:value-type="string" calcext:value-type="string">
            <text:p>Spark Memory (GB)</text:p>
          </table:table-cell>
          <table:table-cell office:value-type="string" calcext:value-type="string">
            <text:p>Spark Memory initial Data Cache (GB)</text:p>
          </table:table-cell>
          <table:table-cell office:value-type="string" calcext:value-type="string">
            <text:p>Cached Perc.</text:p>
          </table:table-cell>
          <table:table-cell office:value-type="string" calcext:value-type="string">
            <text:p>Storage Detail</text:p>
          </table:table-cell>
          <table:table-cell office:value-type="string" calcext:value-type="string">
            <text:p>WEKA Time (m)</text:p>
          </table:table-cell>
          <table:table-cell office:value-type="string" calcext:value-type="string">
            <text:p>WEKA Memory (GB)</text:p>
          </table:table-cell>
          <table:table-cell table:style-name="ce16"/>
          <table:table-cell table:number-columns-repeated="1011"/>
        </table:table-row>
        <table:table-row table:style-name="ro15">
          <table:table-cell office:value-type="float" office:value="0.05" calcext:value-type="float">
            <text:p>0.05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8.1 GB Used (69.4 GB Total)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emory Serialized 1x Replicated 602 100% 8.1 GB</text:p>
          </table:table-cell>
          <table:table-cell office:value-type="float" office:value="13" calcext:value-type="float">
            <text:p>13</text:p>
          </table:table-cell>
          <table:table-cell table:style-name="ce26" table:formula="of:=ROUND(35454148/1024/1024)" office:value-type="float" office:value="34" calcext:value-type="float">
            <text:p>34</text:p>
          </table:table-cell>
          <table:table-cell table:style-name="ce16"/>
          <table:table-cell office:value-type="string" calcext:value-type="string">
            <text:p>9.2 min in Spark with no cache and 11min with unserialized cache!!!</text:p>
          </table:table-cell>
          <table:table-cell office:value-type="string" calcext:value-type="string">
            <text:p>Observe that the advantage of using cache is the realization of all calcultations in one step instead <text:s/>of doing it is many steps.</text:p>
          </table:table-cell>
          <table:table-cell table:style-name="ce27" office:value-type="string" calcext:value-type="string">
            <text:p>NOOO, The real thing is that with the aggregate the cache is not needed anymore!!!</text:p>
          </table:table-cell>
          <table:table-cell table:number-columns-repeated="1008"/>
        </table:table-row>
        <table:table-row table:style-name="ro16">
          <table:table-cell office:value-type="float" office:value="0.1" calcext:value-type="float">
            <text:p>0.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string" calcext:value-type="string">
            <text:p>16.2 GB Used (69.4 GB Total)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emory Serialized 1x Replicated 602 100% 16.2 GB</text:p>
          </table:table-cell>
          <table:table-cell office:value-type="float" office:value="29" calcext:value-type="float">
            <text:p>29</text:p>
          </table:table-cell>
          <table:table-cell table:style-name="ce26" table:formula="of:=ROUND(55494580/1024/1024)" office:value-type="float" office:value="53" calcext:value-type="float">
            <text:p>53</text:p>
          </table:table-cell>
          <table:table-cell table:number-columns-repeated="1012"/>
        </table:table-row>
        <table:table-row table:style-name="ro16">
          <table:table-cell office:value-type="float" office:value="0.15" calcext:value-type="float">
            <text:p>0.1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string" calcext:value-type="string">
            <text:p>24.4 GB Used (69.4 GB Total)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emory Serialized 1x Replicated 602 100% 24.4 GB</text:p>
          </table:table-cell>
          <table:table-cell office:value-type="float" office:value="44" calcext:value-type="float">
            <text:p>44</text:p>
          </table:table-cell>
          <table:table-cell table:style-name="ce26" table:formula="of:=ROUND(67148384/1024/1024)" office:value-type="float" office:value="64" calcext:value-type="float">
            <text:p>64</text:p>
          </table:table-cell>
          <table:table-cell table:number-columns-repeated="1012"/>
        </table:table-row>
        <table:table-row table:style-name="ro16">
          <table:table-cell office:value-type="float" office:value="0.2" calcext:value-type="float">
            <text:p>0.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32.5 GB Used (69.4 GB Total)</text:p>
          </table:table-cell>
          <table:table-cell office:value-type="string" calcext:value-type="string">
            <text:p>31.9G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mory Serialized 1x Replicated 602 100% 32.5 GB</text:p>
          </table:table-cell>
          <table:table-cell office:value-type="float" office:value="62" calcext:value-type="float">
            <text:p>62</text:p>
          </table:table-cell>
          <table:table-cell table:style-name="ce26" table:formula="of:=ROUND(72906576/1024/1024)" office:value-type="float" office:value="70" calcext:value-type="float">
            <text:p>70</text:p>
          </table:table-cell>
          <table:table-cell table:number-columns-repeated="1012"/>
        </table:table-row>
        <table:table-row table:style-name="ro16">
          <table:table-cell office:value-type="float" office:value="0.25" calcext:value-type="float">
            <text:p>0.2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string" calcext:value-type="string">
            <text:p>40.6 GB Used (69.4 GB Total)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emory Serialized 1x Replicated 602 100% 40.6 GB</text:p>
          </table:table-cell>
          <table:table-cell office:value-type="float" office:value="78" calcext:value-type="float">
            <text:p>78</text:p>
          </table:table-cell>
          <table:table-cell table:style-name="ce26" table:formula="of:=ROUND(81635916/1024/1024)" office:value-type="float" office:value="78" calcext:value-type="float">
            <text:p>78</text:p>
          </table:table-cell>
          <table:table-cell/>
          <table:table-cell office:value-type="string" calcext:value-type="string">
            <text:p>Spark took only 33 min with no cache</text:p>
          </table:table-cell>
          <table:table-cell table:number-columns-repeated="1010"/>
        </table:table-row>
        <table:table-row table:style-name="ro16">
          <table:table-cell office:value-type="float" office:value="0.3" calcext:value-type="float">
            <text:p>0.3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37" calcext:value-type="float">
            <text:p>3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48.7 GB Used (69.4 GB Total)</text:p>
          </table:table-cell>
          <table:table-cell office:value-type="string" calcext:value-type="string">
            <text:p>48G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mory Serialized 1x Replicated 602 100% 48.7 GB</text:p>
          </table:table-cell>
          <table:table-cell office:value-type="float" office:value="99" calcext:value-type="float">
            <text:p>99</text:p>
          </table:table-cell>
          <table:table-cell table:style-name="ce26" table:formula="of:=ROUND(93016388/1024/1024)" office:value-type="float" office:value="89" calcext:value-type="float">
            <text:p>89</text:p>
          </table:table-cell>
          <table:table-cell table:number-columns-repeated="1012"/>
        </table:table-row>
        <table:table-row table:style-name="ro16">
          <table:table-cell office:value-type="float" office:value="0.4" calcext:value-type="float">
            <text:p>0.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  <table:table-cell office:value-type="float" office:value="47" calcext:value-type="float">
            <text:p>47</text:p>
          </table:table-cell>
          <table:table-cell/>
          <table:table-cell office:value-type="string" calcext:value-type="string">
            <text:p>65.0 GB Used (69.4 GB Total)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emory Serialized 1x Replicated 602 100% 65.0 GB</text:p>
          </table:table-cell>
          <table:table-cell office:value-type="string" calcext:value-type="string">
            <text:p>TEST in a nother CPU??</text:p>
          </table:table-cell>
          <table:table-cell table:number-columns-repeated="1013"/>
        </table:table-row>
        <table:table-row table:style-name="ro14">
          <table:table-cell office:value-type="float" office:value="0.5" calcext:value-type="float">
            <text:p>0.5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1.2*60" office:value-type="float" office:value="72" calcext:value-type="float">
            <text:p>72</text:p>
          </table:table-cell>
          <table:table-cell office:value-type="float" office:value="58" calcext:value-type="float">
            <text:p>58</text:p>
          </table:table-cell>
          <table:table-cell table:formula="of:=1.2*60" office:value-type="float" office:value="72" calcext:value-type="float">
            <text:p>72</text:p>
          </table:table-cell>
          <table:table-cell office:value-type="string" calcext:value-type="string">
            <text:p>68.7 GB Used (69.4 GB Total)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string" calcext:value-type="string">
            <text:p>Memory Serialized 1x Replicated 454 blocks 75% cached 68.7 GB</text:p>
          </table:table-cell>
          <table:table-cell table:number-columns-repeated="1014"/>
        </table:table-row>
        <table:table-row table:style-name="ro16">
          <table:table-cell office:value-type="float" office:value="0.6" calcext:value-type="float">
            <text:p>0.6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1.5*60" office:value-type="float" office:value="90" calcext:value-type="float">
            <text:p>90</text:p>
          </table:table-cell>
          <table:table-cell table:formula="of:=1.2*60" office:value-type="float" office:value="72" calcext:value-type="float">
            <text:p>72</text:p>
          </table:table-cell>
          <table:table-cell table:formula="of:=1.5*60" office:value-type="float" office:value="90" calcext:value-type="float">
            <text:p>90</text:p>
          </table:table-cell>
          <table:table-cell office:value-type="string" calcext:value-type="string">
            <text:p>68.6 GB Used (69.4 GB Total)</text:p>
          </table:table-cell>
          <table:table-cell/>
          <table:table-cell office:value-type="float" office:value="0.6" calcext:value-type="float">
            <text:p>0.6</text:p>
          </table:table-cell>
          <table:table-cell office:value-type="string" calcext:value-type="string">
            <text:p>Memory Serialized 1x Replicated 360 60% 68.6 GB</text:p>
          </table:table-cell>
          <table:table-cell table:number-columns-repeated="1014"/>
        </table:table-row>
        <table:table-row table:style-name="ro16">
          <table:table-cell office:value-type="float" office:value="0.7" calcext:value-type="float">
            <text:p>0.7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1.8*60" office:value-type="float" office:value="108" calcext:value-type="float">
            <text:p>108</text:p>
          </table:table-cell>
          <table:table-cell table:formula="of:=1.3*60" office:value-type="float" office:value="78" calcext:value-type="float">
            <text:p>78</text:p>
          </table:table-cell>
          <table:table-cell table:formula="of:=1.8*60" office:value-type="float" office:value="108" calcext:value-type="float">
            <text:p>108</text:p>
          </table:table-cell>
          <table:table-cell office:value-type="string" calcext:value-type="string">
            <text:p>68.5 GB Used (69.4 GB Total)</text:p>
          </table:table-cell>
          <table:table-cell/>
          <table:table-cell office:value-type="float" office:value="0.52" calcext:value-type="float">
            <text:p>0.52</text:p>
          </table:table-cell>
          <table:table-cell office:value-type="string" calcext:value-type="string">
            <text:p>Memory Serialized 1x Replicated 311 52% 68.5 GB</text:p>
          </table:table-cell>
          <table:table-cell table:number-columns-repeated="1014"/>
        </table:table-row>
        <table:table-row table:style-name="ro16">
          <table:table-cell office:value-type="float" office:value="0.8" calcext:value-type="float">
            <text:p>0.8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2.1*60" office:value-type="float" office:value="126" calcext:value-type="float">
            <text:p>126</text:p>
          </table:table-cell>
          <table:table-cell/>
          <table:table-cell table:formula="of:=2.1*60" office:value-type="float" office:value="126" calcext:value-type="float">
            <text:p>126</text:p>
          </table:table-cell>
          <table:table-cell office:value-type="string" calcext:value-type="string">
            <text:p>68.3 GB Used (69.4 GB Total)</text:p>
          </table:table-cell>
          <table:table-cell/>
          <table:table-cell office:value-type="float" office:value="0.47" calcext:value-type="float">
            <text:p>0.47</text:p>
          </table:table-cell>
          <table:table-cell office:value-type="string" calcext:value-type="string">
            <text:p>Memory Serialized 1x Replicated 282 47% 68.3 GB</text:p>
          </table:table-cell>
          <table:table-cell table:number-columns-repeated="1014"/>
        </table:table-row>
        <table:table-row table:style-name="ro16">
          <table:table-cell office:value-type="float" office:value="0.9" calcext:value-type="float">
            <text:p>0.9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2.4*60" office:value-type="float" office:value="144" calcext:value-type="float">
            <text:p>144</text:p>
          </table:table-cell>
          <table:table-cell/>
          <table:table-cell table:formula="of:=2.4*60" office:value-type="float" office:value="144" calcext:value-type="float">
            <text:p>144</text:p>
          </table:table-cell>
          <table:table-cell office:value-type="string" calcext:value-type="string">
            <text:p>68.1 GB Used (69.4 GB Total)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string" calcext:value-type="string">
            <text:p>Memory Serialized 1x Replicated 243 40% 68.1 GB</text:p>
          </table:table-cell>
          <table:table-cell table:number-columns-repeated="1014"/>
        </table:table-row>
        <table:table-row table:style-name="AROW-14">
          <table:table-cell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2.5*60" office:value-type="float" office:value="150" calcext:value-type="float">
            <text:p>150</text:p>
          </table:table-cell>
          <table:table-cell/>
          <table:table-cell table:formula="of:=2.5*60" office:value-type="float" office:value="150" calcext:value-type="float">
            <text:p>150</text:p>
          </table:table-cell>
          <table:table-cell office:value-type="string" calcext:value-type="string">
            <text:p>68.4 GB Used (69.4 GB Total)</text:p>
          </table:table-cell>
          <table:table-cell/>
          <table:table-cell office:value-type="float" office:value="0.36" calcext:value-type="float">
            <text:p>0.36</text:p>
          </table:table-cell>
          <table:table-cell office:value-type="string" calcext:value-type="string">
            <text:p>Memory Serialized 1x Replicated 217 blocks 36% cached 68.4 GB</text:p>
          </table:table-cell>
          <table:table-cell table:number-columns-repeated="1014"/>
        </table:table-row>
        <table:table-row table:style-name="AROW-0" table:number-rows-repeated="1048558">
          <table:table-cell table:number-columns-repeated="1024"/>
        </table:table-row>
        <table:table-row table:style-name="AROW-0">
          <table:table-cell table:number-columns-repeated="1024"/>
        </table:table-row>
        <table:named-expressions>
          <table:named-expression table:name="Print_Area" table:base-cell-address="$'exec-time-vs-n'.$A$1" table:expression="#REF!"/>
          <table:named-expression table:name="Sheet_Title" table:base-cell-address="$'exec-time-vs-n'.$A$1" table:expression="&quot;exec-time-vs-n&quot;"/>
        </table:named-expressions>
      </table:table>
      <table:table table:name="exec-time-vs-m" table:style-name="ta-2" table:print="true">
        <office:forms form:automatic-focus="false" form:apply-design-mode="false">
          <form:form/>
        </office:forms>
        <table:table-column table:default-cell-style-name="ACE-13" table:style-name="ACOL-1" table:number-columns-repeated="2"/>
        <table:table-column table:default-cell-style-name="ACE-13" table:style-name="ACOL-4"/>
        <table:table-column table:default-cell-style-name="ACE-13" table:style-name="ACOL-5"/>
        <table:table-column table:default-cell-style-name="ACE-13" table:style-name="ACOL-9"/>
        <table:table-column table:default-cell-style-name="ACE-13" table:style-name="ACOL-1" table:number-columns-repeated="1015"/>
        <table:table-column table:default-cell-style-name="ACE-14" table:style-name="ACOL-0" table:number-columns-repeated="4"/>
        <table:table-row table:style-name="AROW-10">
          <table:table-cell table:style-name="ACE-13" office:value-type="string">
            <text:p>Spark</text:p>
          </table:table-cell>
          <table:table-cell table:number-columns-repeated="1019" table:style-name="ACE-13"/>
          <table:table-cell table:number-columns-repeated="4" table:style-name="ACE-14"/>
        </table:table-row>
        <table:table-row table:style-name="AROW-14">
          <table:table-cell table:style-name="ACE-13" office:value-type="string">
            <text:p>Nodes</text:p>
          </table:table-cell>
          <table:table-cell table:style-name="ACE-13" office:value-type="string">
            <text:p>7X2 Cores</text:p>
          </table:table-cell>
          <table:table-cell table:style-name="ACE-13" office:value-type="string">
            <text:p>Memory per Node</text:p>
          </table:table-cell>
          <table:table-cell table:style-name="ACE-13" office:value-type="string">
            <text:p>14 GB per executor, 9.8 GB for storage</text:p>
          </table:table-cell>
          <table:table-cell table:number-columns-repeated="1016" table:style-name="ACE-13"/>
          <table:table-cell table:number-columns-repeated="4" table:style-name="ACE-14"/>
        </table:table-row>
        <table:table-row table:style-name="AROW-10">
          <table:table-cell table:style-name="ACE-13" office:value-type="string">
            <text:p>Dataset</text:p>
          </table:table-cell>
          <table:table-cell table:style-name="ACE-13" office:value-type="string">
            <text:p>ECBDL14</text:p>
          </table:table-cell>
          <table:table-cell table:number-columns-repeated="1018" table:style-name="ACE-13"/>
          <table:table-cell table:number-columns-repeated="4" table:style-name="ACE-14"/>
        </table:table-row>
        <table:table-row table:style-name="AROW-3">
          <table:table-cell table:style-name="ACE-13" office:value-type="string">
            <text:p>Percentage</text:p>
          </table:table-cell>
          <table:table-cell table:style-name="ACE-13" office:value-type="string">
            <text:p>Num of Neighbors</text:p>
          </table:table-cell>
          <table:table-cell table:style-name="ACE-13" office:value-type="string">
            <text:p>Num of Samples</text:p>
          </table:table-cell>
          <table:table-cell table:style-name="ACE-13" office:value-type="string">
            <text:p>Spark Time (m)</text:p>
          </table:table-cell>
          <table:table-cell table:style-name="ACE-13" office:value-type="string">
            <text:p>WEKA Time (m)</text:p>
          </table:table-cell>
          <table:table-cell table:style-name="ACE-14"/>
          <table:table-cell table:number-columns-repeated="1014" table:style-name="ACE-13"/>
          <table:table-cell table:number-columns-repeated="4" table:style-name="ACE-14"/>
        </table:table-row>
        <table:table-row table:style-name="AROW-10">
          <table:table-cell table:style-name="ACE-13" office:value-type="float" office:value="0.10000000000000001">
            <text:p>0.1</text:p>
          </table:table-cell>
          <table:table-cell table:style-name="ACE-13" office:value-type="float" office:value="10">
            <text:p>10</text:p>
          </table:table-cell>
          <table:table-cell table:style-name="ACE-13" office:value-type="float" office:value="10">
            <text:p>10</text:p>
          </table:table-cell>
          <table:table-cell table:style-name="ACE-13" office:value-type="float" office:value="17">
            <text:p>17</text:p>
          </table:table-cell>
          <table:table-cell table:style-name="ACE-13" office:value-type="float" office:value="29">
            <text:p>29</text:p>
          </table:table-cell>
          <table:table-cell table:number-columns-repeated="1015" table:style-name="ACE-13"/>
          <table:table-cell table:number-columns-repeated="4" table:style-name="ACE-14"/>
        </table:table-row>
        <table:table-row table:style-name="AROW-10">
          <table:table-cell table:style-name="ACE-13" office:value-type="float" office:value="0.10000000000000001">
            <text:p>0.1</text:p>
          </table:table-cell>
          <table:table-cell table:style-name="ACE-13" office:value-type="float" office:value="10">
            <text:p>10</text:p>
          </table:table-cell>
          <table:table-cell table:style-name="ACE-13" table:formula="of:=[.C5]+10" office:value-type="float" office:value="20">
            <text:p>20</text:p>
          </table:table-cell>
          <table:table-cell table:style-name="ACE-13" office:value-type="float" office:value="19">
            <text:p>19</text:p>
          </table:table-cell>
          <table:table-cell table:style-name="ACE-13" office:value-type="float" office:value="40">
            <text:p>40</text:p>
          </table:table-cell>
          <table:table-cell table:number-columns-repeated="1015" table:style-name="ACE-13"/>
          <table:table-cell table:number-columns-repeated="4" table:style-name="ACE-14"/>
        </table:table-row>
        <table:table-row table:style-name="AROW-10">
          <table:table-cell table:style-name="ACE-13" office:value-type="float" office:value="0.10000000000000001">
            <text:p>0.1</text:p>
          </table:table-cell>
          <table:table-cell table:style-name="ACE-13" office:value-type="float" office:value="10">
            <text:p>10</text:p>
          </table:table-cell>
          <table:table-cell table:style-name="ACE-13" table:formula="of:=[.C6]+10" office:value-type="float" office:value="30">
            <text:p>30</text:p>
          </table:table-cell>
          <table:table-cell table:style-name="ACE-13" office:value-type="float" office:value="24">
            <text:p>24</text:p>
          </table:table-cell>
          <table:table-cell table:style-name="ACE-13" office:value-type="float" office:value="51">
            <text:p>51</text:p>
          </table:table-cell>
          <table:table-cell table:number-columns-repeated="1015" table:style-name="ACE-13"/>
          <table:table-cell table:number-columns-repeated="4" table:style-name="ACE-14"/>
        </table:table-row>
        <table:table-row table:style-name="AROW-10">
          <table:table-cell table:style-name="ACE-13" office:value-type="float" office:value="0.10000000000000001">
            <text:p>0.1</text:p>
          </table:table-cell>
          <table:table-cell table:style-name="ACE-13" office:value-type="float" office:value="10">
            <text:p>10</text:p>
          </table:table-cell>
          <table:table-cell table:style-name="ACE-13" table:formula="of:=[.C7]+10" office:value-type="float" office:value="40">
            <text:p>40</text:p>
          </table:table-cell>
          <table:table-cell table:style-name="ACE-13" office:value-type="float" office:value="30">
            <text:p>30</text:p>
          </table:table-cell>
          <table:table-cell table:style-name="ACE-13" office:value-type="float" office:value="62">
            <text:p>62</text:p>
          </table:table-cell>
          <table:table-cell table:number-columns-repeated="1015" table:style-name="ACE-13"/>
          <table:table-cell table:number-columns-repeated="4" table:style-name="ACE-14"/>
        </table:table-row>
        <table:table-row table:style-name="AROW-10">
          <table:table-cell table:style-name="ACE-13" office:value-type="float" office:value="0.10000000000000001">
            <text:p>0.1</text:p>
          </table:table-cell>
          <table:table-cell table:style-name="ACE-13" office:value-type="float" office:value="10">
            <text:p>10</text:p>
          </table:table-cell>
          <table:table-cell table:style-name="ACE-13" table:formula="of:=[.C8]+10" office:value-type="float" office:value="50">
            <text:p>50</text:p>
          </table:table-cell>
          <table:table-cell table:style-name="ACE-13" office:value-type="float" office:value="35">
            <text:p>35</text:p>
          </table:table-cell>
          <table:table-cell table:style-name="ACE-13" office:value-type="float" office:value="73">
            <text:p>73</text:p>
          </table:table-cell>
          <table:table-cell table:number-columns-repeated="1015" table:style-name="ACE-13"/>
          <table:table-cell table:number-columns-repeated="4" table:style-name="ACE-14"/>
        </table:table-row>
        <table:table-row table:style-name="AROW-10">
          <table:table-cell table:style-name="ACE-13" office:value-type="float" office:value="0.10000000000000001">
            <text:p>0.1</text:p>
          </table:table-cell>
          <table:table-cell table:style-name="ACE-13" office:value-type="float" office:value="10">
            <text:p>10</text:p>
          </table:table-cell>
          <table:table-cell table:style-name="ACE-13" table:formula="of:=[.C9]+10" office:value-type="float" office:value="60">
            <text:p>60</text:p>
          </table:table-cell>
          <table:table-cell table:style-name="ACE-13" office:value-type="float" office:value="40">
            <text:p>40</text:p>
          </table:table-cell>
          <table:table-cell table:style-name="ACE-13" office:value-type="float" office:value="86">
            <text:p>86</text:p>
          </table:table-cell>
          <table:table-cell table:number-columns-repeated="1015" table:style-name="ACE-13"/>
          <table:table-cell table:number-columns-repeated="4" table:style-name="ACE-14"/>
        </table:table-row>
        <table:table-row table:style-name="AROW-10">
          <table:table-cell table:style-name="ACE-13" office:value-type="float" office:value="0.10000000000000001">
            <text:p>0.1</text:p>
          </table:table-cell>
          <table:table-cell table:style-name="ACE-13" office:value-type="float" office:value="10">
            <text:p>10</text:p>
          </table:table-cell>
          <table:table-cell table:style-name="ACE-13" table:formula="of:=[.C10]+10" office:value-type="float" office:value="70">
            <text:p>70</text:p>
          </table:table-cell>
          <table:table-cell table:style-name="ACE-13" office:value-type="float" office:value="45">
            <text:p>45</text:p>
          </table:table-cell>
          <table:table-cell table:style-name="ACE-13" office:value-type="float" office:value="95">
            <text:p>95</text:p>
          </table:table-cell>
          <table:table-cell table:number-columns-repeated="1015" table:style-name="ACE-13"/>
          <table:table-cell table:number-columns-repeated="4" table:style-name="ACE-14"/>
        </table:table-row>
        <table:table-row table:style-name="AROW-10">
          <table:table-cell table:style-name="ACE-13" office:value-type="float" office:value="0.10000000000000001">
            <text:p>0.1</text:p>
          </table:table-cell>
          <table:table-cell table:style-name="ACE-13" office:value-type="float" office:value="10">
            <text:p>10</text:p>
          </table:table-cell>
          <table:table-cell table:style-name="ACE-13" table:formula="of:=[.C11]+10" office:value-type="float" office:value="80">
            <text:p>80</text:p>
          </table:table-cell>
          <table:table-cell table:style-name="ACE-13" office:value-type="float" office:value="51">
            <text:p>51</text:p>
          </table:table-cell>
          <table:table-cell table:style-name="ACE-13" office:value-type="float" office:value="110">
            <text:p>110</text:p>
          </table:table-cell>
          <table:table-cell table:number-columns-repeated="1015" table:style-name="ACE-13"/>
          <table:table-cell table:number-columns-repeated="4" table:style-name="ACE-14"/>
        </table:table-row>
        <table:table-row table:style-name="AROW-10">
          <table:table-cell table:style-name="ACE-13" office:value-type="float" office:value="0.10000000000000001">
            <text:p>0.1</text:p>
          </table:table-cell>
          <table:table-cell table:style-name="ACE-13" office:value-type="float" office:value="10">
            <text:p>10</text:p>
          </table:table-cell>
          <table:table-cell table:style-name="ACE-13" table:formula="of:=[.C12]+10" office:value-type="float" office:value="90">
            <text:p>90</text:p>
          </table:table-cell>
          <table:table-cell table:style-name="ACE-13" office:value-type="float" office:value="56">
            <text:p>56</text:p>
          </table:table-cell>
          <table:table-cell table:style-name="ACE-13" office:value-type="float" office:value="119">
            <text:p>119</text:p>
          </table:table-cell>
          <table:table-cell table:number-columns-repeated="1015" table:style-name="ACE-13"/>
          <table:table-cell table:number-columns-repeated="4" table:style-name="ACE-14"/>
        </table:table-row>
        <table:table-row table:style-name="AROW-10">
          <table:table-cell table:style-name="ACE-13" office:value-type="float" office:value="0.10000000000000001">
            <text:p>0.1</text:p>
          </table:table-cell>
          <table:table-cell table:style-name="ACE-13" office:value-type="float" office:value="10">
            <text:p>10</text:p>
          </table:table-cell>
          <table:table-cell table:style-name="ACE-13" table:formula="of:=[.C13]+10" office:value-type="float" office:value="100">
            <text:p>100</text:p>
          </table:table-cell>
          <table:table-cell table:style-name="ACE-13" office:value-type="float" office:value="66">
            <text:p>66</text:p>
          </table:table-cell>
          <table:table-cell table:style-name="ACE-13" office:value-type="float" office:value="130">
            <text:p>130</text:p>
          </table:table-cell>
          <table:table-cell table:number-columns-repeated="1015" table:style-name="ACE-13"/>
          <table:table-cell table:number-columns-repeated="4" table:style-name="ACE-14"/>
        </table:table-row>
        <table:table-row table:style-name="AROW-0" table:number-rows-repeated="1048562">
          <table:table-cell table:number-columns-repeated="1024"/>
        </table:table-row>
        <table:named-expressions>
          <table:named-expression table:name="Print_Area" table:expression="of:=#REF!" table:base-cell-address="$'exec-time-vs-m'.$A$1"/>
          <table:named-expression table:name="Sheet_Title" table:expression="of:=&quot;exec-time-vs-m&quot;" table:base-cell-address="$'exec-time-vs-m'.$A$1"/>
        </table:named-expressions>
        <gnm:selections gnm:cursor-col="4" gnm:cursor-row="13">
          <gnm:selection gnm:start-col="4" gnm:start-row="13" gnm:end-col="4" gnm:end-row="13"/>
        </gnm:selections>
      </table:table>
      <table:table table:name="scalability" table:style-name="ta-3" table:print="true">
        <office:forms form:automatic-focus="false" form:apply-design-mode="false">
          <form:form/>
        </office:forms>
        <table:table-column table:default-cell-style-name="ACE-16" table:style-name="ACOL-0" table:number-columns-repeated="7"/>
        <table:table-column table:default-cell-style-name="ACE-16" table:style-name="ACOL-0" table:number-columns-repeated="1017"/>
        <table:table-row table:style-name="AROW-15">
          <table:table-cell table:style-name="ACE-15" office:value-type="string">
            <text:p>Dataset</text:p>
          </table:table-cell>
          <table:table-cell table:style-name="ACE-15" office:value-type="string">
            <text:p>10% of ECBDL14</text:p>
          </table:table-cell>
          <table:table-cell table:style-name="ACE-15" office:value-type="string">
            <text:p>K=10, w=10</text:p>
          </table:table-cell>
          <table:table-cell table:number-columns-repeated="4" table:style-name="ACE-15"/>
          <table:table-cell table:number-columns-repeated="1017" table:style-name="ACE-16"/>
        </table:table-row>
        <table:table-row table:style-name="AROW-16">
          <table:table-cell table:style-name="ACE-15" office:value-type="string">
            <text:p>Num of Cores</text:p>
          </table:table-cell>
          <table:table-cell table:style-name="ACE-15" office:value-type="string">
            <text:p>Spark 10% Total time (m)</text:p>
          </table:table-cell>
          <table:table-cell table:style-name="ACE-15" office:value-type="string">
            <text:p>Spark 20% Total time (m)</text:p>
          </table:table-cell>
          <table:table-cell table:style-name="ACE-15" office:value-type="string">
            <text:p>Spark 30% Total time (m)</text:p>
          </table:table-cell>
          <table:table-cell table:style-name="ACE-15" office:value-type="string">
            <text:p>WEKA 10% Total time (m)</text:p>
          </table:table-cell>
          <table:table-cell table:style-name="ACE-15" office:value-type="string">
            <text:p>WEKA 20% Total time (m)</text:p>
          </table:table-cell>
          <table:table-cell table:style-name="ACE-15" office:value-type="string">
            <text:p>WEKA 30% Total time (m)</text:p>
          </table:table-cell>
          <table:table-cell table:number-columns-repeated="1017" table:style-name="ACE-16"/>
        </table:table-row>
        <table:table-row table:style-name="AROW-0">
          <table:table-cell table:style-name="ACE-16" office:value-type="float" office:value="1">
            <text:p>1</text:p>
          </table:table-cell>
          <table:table-cell table:style-name="ACE-16" office:value-type="float" office:value="192">
            <text:p>192</text:p>
          </table:table-cell>
          <table:table-cell table:style-name="ACE-16" table:formula="of:=5.5999999999999996*60" office:value-type="float" office:value="336">
            <text:p>336</text:p>
          </table:table-cell>
          <table:table-cell table:style-name="ACE-16" table:formula="of:=6*60" office:value-type="float" office:value="360">
            <text:p>360</text:p>
          </table:table-cell>
          <table:table-cell table:style-name="ACE-16" office:value-type="float" office:value="29">
            <text:p>29</text:p>
          </table:table-cell>
          <table:table-cell table:style-name="ACE-16" office:value-type="float" office:value="62">
            <text:p>62</text:p>
          </table:table-cell>
          <table:table-cell table:style-name="ACE-16" office:value-type="float" office:value="99">
            <text:p>99</text:p>
          </table:table-cell>
          <table:table-cell table:number-columns-repeated="1017" table:style-name="ACE-16"/>
        </table:table-row>
        <table:table-row table:style-name="AROW-0">
          <table:table-cell table:style-name="ACE-16" office:value-type="float" office:value="2">
            <text:p>2</text:p>
          </table:table-cell>
          <table:table-cell table:style-name="ACE-16" office:value-type="float" office:value="72">
            <text:p>72</text:p>
          </table:table-cell>
          <table:table-cell table:style-name="ACE-16" table:formula="of:=2.3999999999999999*60" office:value-type="float" office:value="144">
            <text:p>144</text:p>
          </table:table-cell>
          <table:table-cell table:style-name="ACE-16" table:formula="of:=3*60" office:value-type="float" office:value="180">
            <text:p>180</text:p>
          </table:table-cell>
          <table:table-cell table:style-name="ACE-16" office:value-type="float" office:value="29">
            <text:p>29</text:p>
          </table:table-cell>
          <table:table-cell table:style-name="ACE-16" office:value-type="float" office:value="62">
            <text:p>62</text:p>
          </table:table-cell>
          <table:table-cell table:style-name="ACE-16" office:value-type="float" office:value="99">
            <text:p>99</text:p>
          </table:table-cell>
          <table:table-cell table:number-columns-repeated="1017" table:style-name="ACE-16"/>
        </table:table-row>
        <table:table-row table:style-name="AROW-0">
          <table:table-cell table:style-name="ACE-16" office:value-type="float" office:value="3">
            <text:p>3</text:p>
          </table:table-cell>
          <table:table-cell table:style-name="ACE-16" office:value-type="float" office:value="51">
            <text:p>51</text:p>
          </table:table-cell>
          <table:table-cell table:style-name="ACE-16" table:formula="of:=1.6000000000000001*60" office:value-type="float" office:value="96">
            <text:p>96</text:p>
          </table:table-cell>
          <table:table-cell table:style-name="ACE-16" table:formula="of:=2.1000000000000001*60" office:value-type="float" office:value="126">
            <text:p>126</text:p>
          </table:table-cell>
          <table:table-cell table:style-name="ACE-16" office:value-type="float" office:value="29">
            <text:p>29</text:p>
          </table:table-cell>
          <table:table-cell table:style-name="ACE-16" office:value-type="float" office:value="62">
            <text:p>62</text:p>
          </table:table-cell>
          <table:table-cell table:style-name="ACE-16" office:value-type="float" office:value="99">
            <text:p>99</text:p>
          </table:table-cell>
          <table:table-cell table:number-columns-repeated="1017" table:style-name="ACE-16"/>
        </table:table-row>
        <table:table-row table:style-name="AROW-0">
          <table:table-cell table:style-name="ACE-16" office:value-type="float" office:value="4">
            <text:p>4</text:p>
          </table:table-cell>
          <table:table-cell table:style-name="ACE-16" office:value-type="float" office:value="40">
            <text:p>40</text:p>
          </table:table-cell>
          <table:table-cell table:style-name="ACE-16" table:formula="of:=1.2*60" office:value-type="float" office:value="72">
            <text:p>72</text:p>
          </table:table-cell>
          <table:table-cell table:style-name="ACE-16" table:formula="of:=1.6000000000000001*60" office:value-type="float" office:value="96">
            <text:p>96</text:p>
          </table:table-cell>
          <table:table-cell table:style-name="ACE-16" office:value-type="float" office:value="29">
            <text:p>29</text:p>
          </table:table-cell>
          <table:table-cell table:style-name="ACE-16" office:value-type="float" office:value="62">
            <text:p>62</text:p>
          </table:table-cell>
          <table:table-cell table:style-name="ACE-16" office:value-type="float" office:value="99">
            <text:p>99</text:p>
          </table:table-cell>
          <table:table-cell table:number-columns-repeated="1017" table:style-name="ACE-16"/>
        </table:table-row>
        <table:table-row table:style-name="AROW-0">
          <table:table-cell table:style-name="ACE-16" office:value-type="float" office:value="5">
            <text:p>5</text:p>
          </table:table-cell>
          <table:table-cell table:style-name="ACE-16" office:value-type="float" office:value="34">
            <text:p>34</text:p>
          </table:table-cell>
          <table:table-cell table:style-name="ACE-16" office:value-type="float" office:value="57">
            <text:p>57</text:p>
          </table:table-cell>
          <table:table-cell table:style-name="ACE-16" table:formula="of:=1.3999999999999999*60" office:value-type="float" office:value="84">
            <text:p>84</text:p>
          </table:table-cell>
          <table:table-cell table:style-name="ACE-16" office:value-type="float" office:value="29">
            <text:p>29</text:p>
          </table:table-cell>
          <table:table-cell table:style-name="ACE-16" office:value-type="float" office:value="62">
            <text:p>62</text:p>
          </table:table-cell>
          <table:table-cell table:style-name="ACE-16" office:value-type="float" office:value="99">
            <text:p>99</text:p>
          </table:table-cell>
          <table:table-cell table:number-columns-repeated="1017" table:style-name="ACE-16"/>
        </table:table-row>
        <table:table-row table:style-name="AROW-0">
          <table:table-cell table:style-name="ACE-16" office:value-type="float" office:value="6">
            <text:p>6</text:p>
          </table:table-cell>
          <table:table-cell table:style-name="ACE-16" office:value-type="float" office:value="30">
            <text:p>30</text:p>
          </table:table-cell>
          <table:table-cell table:style-name="ACE-16" office:value-type="float" office:value="50">
            <text:p>50</text:p>
          </table:table-cell>
          <table:table-cell table:style-name="ACE-16" table:formula="of:=1.2*60" office:value-type="float" office:value="72">
            <text:p>72</text:p>
          </table:table-cell>
          <table:table-cell table:style-name="ACE-16" office:value-type="float" office:value="29">
            <text:p>29</text:p>
          </table:table-cell>
          <table:table-cell table:style-name="ACE-16" office:value-type="float" office:value="62">
            <text:p>62</text:p>
          </table:table-cell>
          <table:table-cell table:style-name="ACE-16" office:value-type="float" office:value="99">
            <text:p>99</text:p>
          </table:table-cell>
          <table:table-cell table:number-columns-repeated="1017" table:style-name="ACE-16"/>
        </table:table-row>
        <table:table-row table:style-name="AROW-0">
          <table:table-cell table:style-name="ACE-16" office:value-type="float" office:value="7">
            <text:p>7</text:p>
          </table:table-cell>
          <table:table-cell table:style-name="ACE-16" office:value-type="float" office:value="25">
            <text:p>25</text:p>
          </table:table-cell>
          <table:table-cell table:style-name="ACE-16" office:value-type="float" office:value="41">
            <text:p>41</text:p>
          </table:table-cell>
          <table:table-cell table:style-name="ACE-16" office:value-type="float" office:value="59">
            <text:p>59</text:p>
          </table:table-cell>
          <table:table-cell table:style-name="ACE-16" office:value-type="float" office:value="29">
            <text:p>29</text:p>
          </table:table-cell>
          <table:table-cell table:style-name="ACE-16" office:value-type="float" office:value="62">
            <text:p>62</text:p>
          </table:table-cell>
          <table:table-cell table:style-name="ACE-16" office:value-type="float" office:value="99">
            <text:p>99</text:p>
          </table:table-cell>
          <table:table-cell table:number-columns-repeated="1017" table:style-name="ACE-16"/>
        </table:table-row>
        <table:table-row table:style-name="AROW-0">
          <table:table-cell table:style-name="ACE-16" office:value-type="float" office:value="8">
            <text:p>8</text:p>
          </table:table-cell>
          <table:table-cell table:style-name="ACE-16" office:value-type="float" office:value="24">
            <text:p>24</text:p>
          </table:table-cell>
          <table:table-cell table:style-name="ACE-16" office:value-type="float" office:value="39">
            <text:p>39</text:p>
          </table:table-cell>
          <table:table-cell table:style-name="ACE-16" office:value-type="float" office:value="57">
            <text:p>57</text:p>
          </table:table-cell>
          <table:table-cell table:style-name="ACE-16" office:value-type="float" office:value="29">
            <text:p>29</text:p>
          </table:table-cell>
          <table:table-cell table:style-name="ACE-16" office:value-type="float" office:value="62">
            <text:p>62</text:p>
          </table:table-cell>
          <table:table-cell table:style-name="ACE-16" office:value-type="float" office:value="99">
            <text:p>99</text:p>
          </table:table-cell>
          <table:table-cell table:number-columns-repeated="1017" table:style-name="ACE-16"/>
        </table:table-row>
        <table:table-row table:style-name="AROW-0">
          <table:table-cell table:style-name="ACE-16" office:value-type="float" office:value="9">
            <text:p>9</text:p>
          </table:table-cell>
          <table:table-cell table:style-name="ACE-16" office:value-type="float" office:value="23">
            <text:p>23</text:p>
          </table:table-cell>
          <table:table-cell table:style-name="ACE-16" office:value-type="float" office:value="39">
            <text:p>39</text:p>
          </table:table-cell>
          <table:table-cell table:style-name="ACE-16" office:value-type="float" office:value="56">
            <text:p>56</text:p>
          </table:table-cell>
          <table:table-cell table:style-name="ACE-16" office:value-type="float" office:value="29">
            <text:p>29</text:p>
          </table:table-cell>
          <table:table-cell table:style-name="ACE-16" office:value-type="float" office:value="62">
            <text:p>62</text:p>
          </table:table-cell>
          <table:table-cell table:style-name="ACE-16" office:value-type="float" office:value="99">
            <text:p>99</text:p>
          </table:table-cell>
          <table:table-cell table:number-columns-repeated="1017" table:style-name="ACE-16"/>
        </table:table-row>
        <table:table-row table:style-name="AROW-0">
          <table:table-cell table:style-name="ACE-16" office:value-type="float" office:value="10">
            <text:p>10</text:p>
          </table:table-cell>
          <table:table-cell table:style-name="ACE-16" office:value-type="float" office:value="22">
            <text:p>22</text:p>
          </table:table-cell>
          <table:table-cell table:style-name="ACE-16" office:value-type="float" office:value="37">
            <text:p>37</text:p>
          </table:table-cell>
          <table:table-cell table:style-name="ACE-16" office:value-type="float" office:value="53">
            <text:p>53</text:p>
          </table:table-cell>
          <table:table-cell table:style-name="ACE-16" office:value-type="float" office:value="29">
            <text:p>29</text:p>
          </table:table-cell>
          <table:table-cell table:style-name="ACE-16" office:value-type="float" office:value="62">
            <text:p>62</text:p>
          </table:table-cell>
          <table:table-cell table:style-name="ACE-16" office:value-type="float" office:value="99">
            <text:p>99</text:p>
          </table:table-cell>
          <table:table-cell table:number-columns-repeated="1017" table:style-name="ACE-16"/>
        </table:table-row>
        <table:table-row table:style-name="AROW-0">
          <table:table-cell table:style-name="ACE-16" office:value-type="float" office:value="11">
            <text:p>11</text:p>
          </table:table-cell>
          <table:table-cell table:style-name="ACE-16" office:value-type="float" office:value="21">
            <text:p>21</text:p>
          </table:table-cell>
          <table:table-cell table:style-name="ACE-16" office:value-type="float" office:value="38">
            <text:p>38</text:p>
          </table:table-cell>
          <table:table-cell table:style-name="ACE-16" office:value-type="float" office:value="50">
            <text:p>50</text:p>
          </table:table-cell>
          <table:table-cell table:style-name="ACE-16" office:value-type="float" office:value="29">
            <text:p>29</text:p>
          </table:table-cell>
          <table:table-cell table:style-name="ACE-16" office:value-type="float" office:value="62">
            <text:p>62</text:p>
          </table:table-cell>
          <table:table-cell table:style-name="ACE-16" office:value-type="float" office:value="99">
            <text:p>99</text:p>
          </table:table-cell>
          <table:table-cell table:number-columns-repeated="1017" table:style-name="ACE-16"/>
        </table:table-row>
        <table:table-row table:style-name="AROW-0">
          <table:table-cell table:style-name="ACE-16" office:value-type="float" office:value="12">
            <text:p>12</text:p>
          </table:table-cell>
          <table:table-cell table:style-name="ACE-16" office:value-type="float" office:value="21">
            <text:p>21</text:p>
          </table:table-cell>
          <table:table-cell table:style-name="ACE-16" office:value-type="float" office:value="37">
            <text:p>37</text:p>
          </table:table-cell>
          <table:table-cell table:style-name="ACE-16" office:value-type="float" office:value="46">
            <text:p>46</text:p>
          </table:table-cell>
          <table:table-cell table:style-name="ACE-16" office:value-type="float" office:value="29">
            <text:p>29</text:p>
          </table:table-cell>
          <table:table-cell table:style-name="ACE-16" office:value-type="float" office:value="62">
            <text:p>62</text:p>
          </table:table-cell>
          <table:table-cell table:style-name="ACE-16" office:value-type="float" office:value="99">
            <text:p>99</text:p>
          </table:table-cell>
          <table:table-cell table:number-columns-repeated="1017" table:style-name="ACE-16"/>
        </table:table-row>
        <table:table-row table:style-name="AROW-0">
          <table:table-cell table:style-name="ACE-16" office:value-type="float" office:value="13">
            <text:p>13</text:p>
          </table:table-cell>
          <table:table-cell table:style-name="ACE-16" office:value-type="float" office:value="21">
            <text:p>21</text:p>
          </table:table-cell>
          <table:table-cell table:style-name="ACE-16" office:value-type="float" office:value="35">
            <text:p>35</text:p>
          </table:table-cell>
          <table:table-cell table:style-name="ACE-16" office:value-type="float" office:value="43">
            <text:p>43</text:p>
          </table:table-cell>
          <table:table-cell table:style-name="ACE-16" office:value-type="float" office:value="29">
            <text:p>29</text:p>
          </table:table-cell>
          <table:table-cell table:style-name="ACE-16" office:value-type="float" office:value="62">
            <text:p>62</text:p>
          </table:table-cell>
          <table:table-cell table:style-name="ACE-16" office:value-type="float" office:value="99">
            <text:p>99</text:p>
          </table:table-cell>
          <table:table-cell table:number-columns-repeated="1017" table:style-name="ACE-16"/>
        </table:table-row>
        <table:table-row table:style-name="AROW-0">
          <table:table-cell table:style-name="ACE-16" office:value-type="float" office:value="14">
            <text:p>14</text:p>
          </table:table-cell>
          <table:table-cell table:style-name="ACE-16" office:value-type="float" office:value="17">
            <text:p>17</text:p>
          </table:table-cell>
          <table:table-cell table:style-name="ACE-16" office:value-type="float" office:value="29">
            <text:p>29</text:p>
          </table:table-cell>
          <table:table-cell table:style-name="ACE-16" office:value-type="float" office:value="41">
            <text:p>41</text:p>
          </table:table-cell>
          <table:table-cell table:style-name="ACE-16" office:value-type="float" office:value="29">
            <text:p>29</text:p>
          </table:table-cell>
          <table:table-cell table:style-name="ACE-16" office:value-type="float" office:value="62">
            <text:p>62</text:p>
          </table:table-cell>
          <table:table-cell table:style-name="ACE-16" office:value-type="float" office:value="99">
            <text:p>99</text:p>
          </table:table-cell>
          <table:table-cell table:number-columns-repeated="1017" table:style-name="ACE-16"/>
        </table:table-row>
        <table:table-row table:style-name="AROW-8" table:number-rows-repeated="1048560">
          <table:table-cell table:number-columns-repeated="1024"/>
        </table:table-row>
        <table:named-expressions>
          <table:named-expression table:name="Print_Area" table:expression="of:=#REF!" table:base-cell-address="$'scalability'.$A$1"/>
          <table:named-expression table:name="Sheet_Title" table:expression="of:=&quot;scalability&quot;" table:base-cell-address="$'scalability'.$A$1"/>
        </table:named-expressions>
        <gnm:selections gnm:cursor-col="3" gnm:cursor-row="15">
          <gnm:selection gnm:start-col="3" gnm:start-row="15" gnm:end-col="3" gnm:end-row="15"/>
        </gnm:selections>
      </table:table>
      <table:table table:name="classifier-naive-bayes" table:style-name="ta-4" table:print="true">
        <office:forms form:automatic-focus="false" form:apply-design-mode="false">
          <form:form/>
        </office:forms>
        <table:table-column table:default-cell-style-name="ACE-17" table:style-name="ACOL-1" table:number-columns-repeated="2"/>
        <table:table-column table:default-cell-style-name="ACE-17" table:style-name="ACOL-11"/>
        <table:table-column table:default-cell-style-name="ACE-17" table:style-name="ACOL-1" table:number-columns-repeated="4"/>
        <table:table-column table:default-cell-style-name="ACE-17" table:style-name="ACOL-12"/>
        <table:table-column table:default-cell-style-name="ACE-17" table:style-name="ACOL-13"/>
        <table:table-column table:default-cell-style-name="ACE-17" table:style-name="ACOL-12"/>
        <table:table-column table:default-cell-style-name="ACE-17" table:style-name="ACOL-1"/>
        <table:table-column table:default-cell-style-name="ACE-17" table:style-name="ACOL-0" table:number-columns-repeated="117"/>
        <table:table-row table:style-name="AROW-0">
          <table:table-cell table:style-name="ACE-17" office:value-type="string">
            <text:p>Dataset</text:p>
          </table:table-cell>
          <table:table-cell table:style-name="ACE-17" office:value-type="string">
            <text:p>FS Time</text:p>
          </table:table-cell>
          <table:table-cell table:style-name="ACE-17" office:value-type="float" office:value="1">
            <text:p>1</text:p>
          </table:table-cell>
          <table:table-cell table:style-name="ACE-17"/>
          <table:table-cell table:style-name="ACE-17" office:value-type="float" office:value="0.10000000000000001">
            <text:p>0.1</text:p>
          </table:table-cell>
          <table:table-cell table:style-name="ACE-17"/>
          <table:table-cell table:style-name="ACE-17" office:value-type="float" office:value="0.25">
            <text:p>0.25</text:p>
          </table:table-cell>
          <table:table-cell table:style-name="ACE-17"/>
          <table:table-cell table:style-name="ACE-17" office:value-type="string">
            <text:p>Knn_Selection</text:p>
          </table:table-cell>
          <table:table-cell table:style-name="ACE-17"/>
          <table:table-cell table:style-name="ACE-17" office:value-type="string">
            <text:p>K=10,m=20</text:p>
          </table:table-cell>
          <table:table-cell table:number-columns-repeated="117" table:style-name="ACE-17"/>
        </table:table-row>
        <table:table-row table:style-name="AROW-0">
          <table:table-cell table:number-columns-repeated="2" table:style-name="ACE-17"/>
          <table:table-cell table:style-name="ACE-17" office:value-type="string">
            <text:p>AUC</text:p>
          </table:table-cell>
          <table:table-cell table:style-name="ACE-17" office:value-type="string">
            <text:p>Model Creation Time</text:p>
          </table:table-cell>
          <table:table-cell table:style-name="ACE-17" office:value-type="string">
            <text:p>AUC</text:p>
          </table:table-cell>
          <table:table-cell table:style-name="ACE-17" office:value-type="string">
            <text:p>Model Creation Time</text:p>
          </table:table-cell>
          <table:table-cell table:style-name="ACE-17" office:value-type="string">
            <text:p>AUC</text:p>
          </table:table-cell>
          <table:table-cell table:style-name="ACE-17" office:value-type="string">
            <text:p>Model Creation Time</text:p>
          </table:table-cell>
          <table:table-cell table:style-name="ACE-17" office:value-type="string">
            <text:p>AUC</text:p>
          </table:table-cell>
          <table:table-cell table:style-name="ACE-17" office:value-type="string">
            <text:p>Model Creation Time</text:p>
          </table:table-cell>
          <table:table-cell table:number-columns-repeated="118" table:style-name="ACE-17"/>
        </table:table-row>
        <table:table-row table:style-name="AROW-0">
          <table:table-cell table:style-name="ACE-17" office:value-type="string">
            <text:p>ECBDL14</text:p>
          </table:table-cell>
          <table:table-cell table:number-columns-repeated="127" table:style-name="ACE-17"/>
        </table:table-row>
        <table:table-row table:style-name="AROW-0">
          <table:table-cell table:style-name="ACE-17" office:value-type="string">
            <text:p>EPSILON</text:p>
          </table:table-cell>
          <table:table-cell table:number-columns-repeated="127" table:style-name="ACE-17"/>
        </table:table-row>
        <table:table-row table:style-name="AROW-0">
          <table:table-cell table:style-name="ACE-17" office:value-type="string">
            <text:p>HIGGS</text:p>
          </table:table-cell>
          <table:table-cell table:style-name="ACE-17" table:formula="of:=AVERAGE(4.2999999999999998;4.4000000000000004;4.2999999999999998;4.2000000000000002;4.2000000000000002;4.4000000000000004;4.2000000000000002;4.2000000000000002;4.2999999999999998;4.5999999999999996)" office:value-type="float" office:value="4.3100000000000005">
            <text:p>4.31</text:p>
          </table:table-cell>
          <table:table-cell table:style-name="ACE-17" office:value-type="float" office:value="0.5">
            <text:p>0.5</text:p>
          </table:table-cell>
          <table:table-cell table:style-name="ACE-17" office:value-type="float" office:value="1.3999999999999999">
            <text:p>1.4</text:p>
          </table:table-cell>
          <table:table-cell table:style-name="ACE-17" office:value-type="float" office:value="0.5">
            <text:p>0.5</text:p>
          </table:table-cell>
          <table:table-cell table:style-name="ACE-17" office:value-type="float" office:value="1.5">
            <text:p>1.5</text:p>
          </table:table-cell>
          <table:table-cell table:style-name="ACE-17" office:value-type="float" office:value="0.5">
            <text:p>0.5</text:p>
          </table:table-cell>
          <table:table-cell table:style-name="ACE-17" office:value-type="float" office:value="1.5">
            <text:p>1.5</text:p>
          </table:table-cell>
          <table:table-cell table:style-name="ACE-17" office:value-type="string">
            <text:p>??</text:p>
          </table:table-cell>
          <table:table-cell table:style-name="ACE-17" office:value-type="string">
            <text:p>??</text:p>
          </table:table-cell>
          <table:table-cell table:number-columns-repeated="118" table:style-name="ACE-17"/>
        </table:table-row>
        <table:table-row table:style-name="AROW-0" table:number-rows-repeated="123">
          <table:table-cell table:number-columns-repeated="128"/>
        </table:table-row>
        <table:named-expressions>
          <table:named-expression table:name="Print_Area" table:expression="of:=#REF!" table:base-cell-address="$'classifier-naive-bayes'.$A$1"/>
          <table:named-expression table:name="Sheet_Title" table:expression="of:=&quot;classifier-naive-bayes&quot;" table:base-cell-address="$'classifier-naive-bayes'.$A$1"/>
        </table:named-expressions>
        <gnm:selections gnm:cursor-col="1" gnm:cursor-row="0">
          <gnm:selection gnm:start-col="1" gnm:start-row="0" gnm:end-col="1" gnm:end-row="0"/>
        </gnm:selections>
      </table:table>
      <table:table table:name="classifier-random-forest" table:style-name="ta-5" table:print="true">
        <office:forms form:automatic-focus="false" form:apply-design-mode="false">
          <form:form/>
        </office:forms>
        <table:table-column table:default-cell-style-name="ACE-18" table:style-name="ACOL-14"/>
        <table:table-column table:default-cell-style-name="ACE-18" table:style-name="ACOL-15"/>
        <table:table-column table:default-cell-style-name="ACE-18" table:style-name="ACOL-1"/>
        <table:table-column table:default-cell-style-name="ACE-18" table:style-name="ACOL-16"/>
        <table:table-column table:default-cell-style-name="ACE-18" table:style-name="ACOL-0"/>
        <table:table-column table:default-cell-style-name="ACE-18" table:style-name="ACOL-14"/>
        <table:table-column table:default-cell-style-name="ACE-18" table:style-name="ACOL-17"/>
        <table:table-column table:default-cell-style-name="ACE-18" table:style-name="ACOL-0" table:number-columns-repeated="2"/>
        <table:table-column table:default-cell-style-name="ACE-18" table:style-name="ACOL-18"/>
        <table:table-column table:default-cell-style-name="ACE-18" table:style-name="ACOL-0" table:number-columns-repeated="2"/>
        <table:table-column table:default-cell-style-name="ACE-18" table:style-name="ACOL-17"/>
        <table:table-column table:default-cell-style-name="ACE-18" table:style-name="ACOL-0" table:number-columns-repeated="3"/>
        <table:table-column table:default-cell-style-name="ACE-18" table:style-name="ACOL-0" table:number-columns-repeated="112"/>
        <table:table-row table:style-name="AROW-0">
          <table:table-cell table:style-name="ACE-18" office:value-type="string">
            <text:p>Dataset</text:p>
          </table:table-cell>
          <table:table-cell table:style-name="ACE-18" office:value-type="string">
            <text:p>FS Time</text:p>
          </table:table-cell>
          <table:table-cell table:style-name="ACE-18" office:value-type="float" office:value="1">
            <text:p>1</text:p>
          </table:table-cell>
          <table:table-cell table:number-columns-repeated="2" table:style-name="ACE-18"/>
          <table:table-cell table:style-name="ACE-18" office:value-type="float" office:value="0.10000000000000001">
            <text:p>0.1</text:p>
          </table:table-cell>
          <table:table-cell table:number-columns-repeated="2" table:style-name="ACE-18"/>
          <table:table-cell table:style-name="ACE-18" office:value-type="float" office:value="0.25">
            <text:p>0.25</text:p>
          </table:table-cell>
          <table:table-cell table:number-columns-repeated="2" table:style-name="ACE-18"/>
          <table:table-cell table:style-name="ACE-18" office:value-type="string">
            <text:p>Knn_Selection</text:p>
          </table:table-cell>
          <table:table-cell table:style-name="ACE-18"/>
          <table:table-cell table:style-name="ACE-18" office:value-type="string">
            <text:p>K=10,m=20</text:p>
          </table:table-cell>
          <table:table-cell table:number-columns-repeated="114" table:style-name="ACE-18"/>
        </table:table-row>
        <table:table-row table:style-name="AROW-0">
          <table:table-cell table:number-columns-repeated="2" table:style-name="ACE-18"/>
          <table:table-cell table:style-name="ACE-18" office:value-type="string">
            <text:p>Precisition</text:p>
          </table:table-cell>
          <table:table-cell table:style-name="ACE-18" office:value-type="string">
            <text:p>Model Creation Time</text:p>
          </table:table-cell>
          <table:table-cell table:style-name="ACE-18"/>
          <table:table-cell table:style-name="ACE-18" office:value-type="string">
            <text:p>Precisition</text:p>
          </table:table-cell>
          <table:table-cell table:style-name="ACE-18" office:value-type="string">
            <text:p>Model Creation Time</text:p>
          </table:table-cell>
          <table:table-cell table:style-name="ACE-18"/>
          <table:table-cell table:style-name="ACE-18" office:value-type="string">
            <text:p>Precisition</text:p>
          </table:table-cell>
          <table:table-cell table:style-name="ACE-18" office:value-type="string">
            <text:p>Model Creation Time</text:p>
          </table:table-cell>
          <table:table-cell table:style-name="ACE-18"/>
          <table:table-cell table:style-name="ACE-18" office:value-type="string">
            <text:p>Precisition</text:p>
          </table:table-cell>
          <table:table-cell table:style-name="ACE-18" office:value-type="string">
            <text:p>Model Creation Time</text:p>
          </table:table-cell>
          <table:table-cell table:number-columns-repeated="115" table:style-name="ACE-18"/>
        </table:table-row>
        <table:table-row table:style-name="AROW-0">
          <table:table-cell table:style-name="ACE-18" office:value-type="string">
            <text:p>ECBDL14</text:p>
          </table:table-cell>
          <table:table-cell table:number-columns-repeated="127" table:style-name="ACE-18"/>
        </table:table-row>
        <table:table-row table:style-name="AROW-0">
          <table:table-cell table:style-name="ACE-18" office:value-type="string">
            <text:p>EPSILON</text:p>
          </table:table-cell>
          <table:table-cell table:number-columns-repeated="127" table:style-name="ACE-18"/>
        </table:table-row>
        <table:table-row table:style-name="AROW-0">
          <table:table-cell table:style-name="ACE-18" office:value-type="string">
            <text:p>HIGGS</text:p>
          </table:table-cell>
          <table:table-cell table:number-columns-repeated="127" table:style-name="ACE-18"/>
        </table:table-row>
        <table:table-row table:style-name="AROW-0">
          <table:table-cell table:style-name="ACE-18" office:value-type="string">
            <text:p>KDDCUP</text:p>
          </table:table-cell>
          <table:table-cell table:number-columns-repeated="127" table:style-name="ACE-18"/>
        </table:table-row>
        <table:table-row table:style-name="AROW-0" table:number-rows-repeated="3">
          <table:table-cell table:number-columns-repeated="128"/>
        </table:table-row>
        <table:table-row table:style-name="AROW-0">
          <table:table-cell table:style-name="ACE-18" office:value-type="string">
            <text:p>HIGGS</text:p>
          </table:table-cell>
          <table:table-cell table:number-columns-repeated="127" table:style-name="ACE-18"/>
        </table:table-row>
        <table:table-row table:style-name="AROW-0">
          <table:table-cell table:style-name="ACE-18"/>
          <table:table-cell table:style-name="ACE-18" office:value-type="string">
            <text:p>FS Time (m)</text:p>
          </table:table-cell>
          <table:table-cell table:style-name="ACE-18" office:value-type="float" office:value="1">
            <text:p>1</text:p>
          </table:table-cell>
          <table:table-cell table:style-name="ACE-18"/>
          <table:table-cell table:style-name="ACE-18" office:value-type="float" office:value="0.10000000000000001">
            <text:p>0.1</text:p>
          </table:table-cell>
          <table:table-cell table:number-columns-repeated="2" table:style-name="ACE-18"/>
          <table:table-cell table:style-name="ACE-18" office:value-type="float" office:value="0.25">
            <text:p>0.25</text:p>
          </table:table-cell>
          <table:table-cell table:number-columns-repeated="2" table:style-name="ACE-18"/>
          <table:table-cell table:style-name="ACE-18" office:value-type="string">
            <text:p>Knn_Selection</text:p>
          </table:table-cell>
          <table:table-cell table:number-columns-repeated="4" table:style-name="ACE-18"/>
          <table:table-cell table:style-name="ACE-18" office:value-type="string">
            <text:p>k=10,m=20</text:p>
          </table:table-cell>
          <table:table-cell table:number-columns-repeated="112" table:style-name="ACE-18"/>
        </table:table-row>
        <table:table-row table:style-name="AROW-0">
          <table:table-cell table:number-columns-repeated="2" table:style-name="ACE-18"/>
          <table:table-cell table:style-name="ACE-18" office:value-type="string">
            <text:p>Precisition</text:p>
          </table:table-cell>
          <table:table-cell table:style-name="ACE-18" office:value-type="string">
            <text:p>Model Creation Time</text:p>
          </table:table-cell>
          <table:table-cell table:style-name="ACE-18" office:value-type="string">
            <text:p>Precisition</text:p>
          </table:table-cell>
          <table:table-cell table:style-name="ACE-18" office:value-type="string">
            <text:p>Selected Feats</text:p>
          </table:table-cell>
          <table:table-cell table:style-name="ACE-18" office:value-type="string">
            <text:p>Model Creation Time</text:p>
          </table:table-cell>
          <table:table-cell table:style-name="ACE-18" office:value-type="string">
            <text:p>Precisition</text:p>
          </table:table-cell>
          <table:table-cell table:style-name="ACE-18" office:value-type="string">
            <text:p>Selected Feats</text:p>
          </table:table-cell>
          <table:table-cell table:style-name="ACE-18" office:value-type="string">
            <text:p>Model Creation Time</text:p>
          </table:table-cell>
          <table:table-cell table:style-name="ACE-18" office:value-type="string">
            <text:p>Precisition</text:p>
          </table:table-cell>
          <table:table-cell table:style-name="ACE-18" office:value-type="string">
            <text:p>Selected Feats</text:p>
          </table:table-cell>
          <table:table-cell table:style-name="ACE-18" office:value-type="string">
            <text:p>Model Creation Time</text:p>
          </table:table-cell>
          <table:table-cell table:number-columns-repeated="115" table:style-name="ACE-18"/>
        </table:table-row>
        <table:table-row table:style-name="AROW-0">
          <table:table-cell table:style-name="ACE-18" office:value-type="float" office:value="1">
            <text:p>1</text:p>
          </table:table-cell>
          <table:table-cell table:style-name="ACE-18" office:value-type="float" office:value="4.5">
            <text:p>4.5</text:p>
          </table:table-cell>
          <table:table-cell table:style-name="ACE-18" office:value-type="float" office:value="0.67569205569205604">
            <text:p>0.67569206</text:p>
          </table:table-cell>
          <table:table-cell table:style-name="ACE-18" office:value-type="float" office:value="3.5">
            <text:p>3.5</text:p>
          </table:table-cell>
          <table:table-cell table:style-name="ACE-18" office:value-type="float" office:value="0.52991172991172997">
            <text:p>0.52991</text:p>
          </table:table-cell>
          <table:table-cell table:style-name="ACE-18" office:value-type="float" office:value="3">
            <text:p>3</text:p>
          </table:table-cell>
          <table:table-cell table:style-name="ACE-18"/>
          <table:table-cell table:style-name="ACE-18" office:value-type="float" office:value="0.60395850395850403">
            <text:p>0.60396</text:p>
          </table:table-cell>
          <table:table-cell table:style-name="ACE-18" office:value-type="float" office:value="7">
            <text:p>7</text:p>
          </table:table-cell>
          <table:table-cell table:number-columns-repeated="119" table:style-name="ACE-18"/>
        </table:table-row>
        <table:table-row table:style-name="AROW-0">
          <table:table-cell table:style-name="ACE-18" table:formula="of:=[.A13]+1" office:value-type="float" office:value="2">
            <text:p>2</text:p>
          </table:table-cell>
          <table:table-cell table:style-name="ACE-18" office:value-type="float" office:value="4.5">
            <text:p>4.5</text:p>
          </table:table-cell>
          <table:table-cell table:number-columns-repeated="2" table:style-name="ACE-18"/>
          <table:table-cell table:style-name="ACE-18" office:value-type="float" office:value="0.54572208572208603">
            <text:p>0.54572</text:p>
          </table:table-cell>
          <table:table-cell table:number-columns-repeated="2" table:style-name="ACE-18"/>
          <table:table-cell table:style-name="ACE-18" office:value-type="float" office:value="0.59243607243607299">
            <text:p>0.59244</text:p>
          </table:table-cell>
          <table:table-cell table:number-columns-repeated="2" table:style-name="ACE-18"/>
          <table:table-cell table:style-name="ACE-18" office:value-type="float" office:value="0.67160797160797203">
            <text:p>0.67161</text:p>
          </table:table-cell>
          <table:table-cell table:style-name="ACE-18" office:value-type="float" office:value="15">
            <text:p>15</text:p>
          </table:table-cell>
          <table:table-cell table:number-columns-repeated="116" table:style-name="ACE-18"/>
        </table:table-row>
        <table:table-row table:style-name="AROW-0">
          <table:table-cell table:style-name="ACE-18" table:formula="of:=[.A14]+1" office:value-type="float" office:value="3">
            <text:p>3</text:p>
          </table:table-cell>
          <table:table-cell table:style-name="ACE-18" office:value-type="float" office:value="4.5999999999999996">
            <text:p>4.6</text:p>
          </table:table-cell>
          <table:table-cell table:number-columns-repeated="2" table:style-name="ACE-18"/>
          <table:table-cell table:style-name="ACE-18" office:value-type="float" office:value="0.52991172991172997">
            <text:p>0.52991</text:p>
          </table:table-cell>
          <table:table-cell table:number-columns-repeated="2" table:style-name="ACE-18"/>
          <table:table-cell table:style-name="ACE-18" office:value-type="float" office:value="0.55276549276549303">
            <text:p>0.55277</text:p>
          </table:table-cell>
          <table:table-cell table:number-columns-repeated="2" table:style-name="ACE-18"/>
          <table:table-cell table:style-name="ACE-18" office:value-type="float" office:value="0.66302757302757298">
            <text:p>0.66303</text:p>
          </table:table-cell>
          <table:table-cell table:style-name="ACE-18" office:value-type="float" office:value="18">
            <text:p>18</text:p>
          </table:table-cell>
          <table:table-cell table:number-columns-repeated="116" table:style-name="ACE-18"/>
        </table:table-row>
        <table:table-row table:style-name="AROW-0">
          <table:table-cell table:style-name="ACE-18" table:formula="of:=[.A15]+1" office:value-type="float" office:value="4">
            <text:p>4</text:p>
          </table:table-cell>
          <table:table-cell table:style-name="ACE-18" office:value-type="float" office:value="4.5999999999999996">
            <text:p>4.6</text:p>
          </table:table-cell>
          <table:table-cell table:number-columns-repeated="2" table:style-name="ACE-18"/>
          <table:table-cell table:style-name="ACE-18" office:value-type="float" office:value="0.551063791063791">
            <text:p>0.55106</text:p>
          </table:table-cell>
          <table:table-cell table:number-columns-repeated="2" table:style-name="ACE-18"/>
          <table:table-cell table:style-name="ACE-18" office:value-type="float" office:value="0.60815360815360797">
            <text:p>0.60815</text:p>
          </table:table-cell>
          <table:table-cell table:number-columns-repeated="2" table:style-name="ACE-18"/>
          <table:table-cell table:style-name="ACE-18" office:value-type="float" office:value="0.68472017472017499">
            <text:p>0.68472</text:p>
          </table:table-cell>
          <table:table-cell table:style-name="ACE-18" office:value-type="float" office:value="19">
            <text:p>19</text:p>
          </table:table-cell>
          <table:table-cell table:number-columns-repeated="116" table:style-name="ACE-18"/>
        </table:table-row>
        <table:table-row table:style-name="AROW-0">
          <table:table-cell table:style-name="ACE-18" table:formula="of:=[.A16]+1" office:value-type="float" office:value="5">
            <text:p>5</text:p>
          </table:table-cell>
          <table:table-cell table:style-name="ACE-18" office:value-type="float" office:value="4.5999999999999996">
            <text:p>4.6</text:p>
          </table:table-cell>
          <table:table-cell table:number-columns-repeated="2" table:style-name="ACE-18"/>
          <table:table-cell table:style-name="ACE-18" office:value-type="float" office:value="0.53129038129038098">
            <text:p>0.53129</text:p>
          </table:table-cell>
          <table:table-cell table:number-columns-repeated="2" table:style-name="ACE-18"/>
          <table:table-cell table:style-name="ACE-18" office:value-type="float" office:value="0.55402493402493402">
            <text:p>0.55402</text:p>
          </table:table-cell>
          <table:table-cell table:number-columns-repeated="2" table:style-name="ACE-18"/>
          <table:table-cell table:style-name="ACE-18" office:value-type="float" office:value="0.64169988169988201">
            <text:p>0.6417</text:p>
          </table:table-cell>
          <table:table-cell table:style-name="ACE-18" office:value-type="float" office:value="14">
            <text:p>14</text:p>
          </table:table-cell>
          <table:table-cell table:number-columns-repeated="116" table:style-name="ACE-18"/>
        </table:table-row>
        <table:table-row table:style-name="AROW-0">
          <table:table-cell table:style-name="ACE-18" table:formula="of:=[.A17]+1" office:value-type="float" office:value="6">
            <text:p>6</text:p>
          </table:table-cell>
          <table:table-cell table:style-name="ACE-18" office:value-type="float" office:value="4.4000000000000004">
            <text:p>4.4</text:p>
          </table:table-cell>
          <table:table-cell table:number-columns-repeated="2" table:style-name="ACE-18"/>
          <table:table-cell table:style-name="ACE-18" office:value-type="float" office:value="0.54227864227864198">
            <text:p>0.54228</text:p>
          </table:table-cell>
          <table:table-cell table:number-columns-repeated="2" table:style-name="ACE-18"/>
          <table:table-cell table:style-name="ACE-18" office:value-type="float" office:value="0.55245791245791198">
            <text:p>0.55246</text:p>
          </table:table-cell>
          <table:table-cell table:number-columns-repeated="2" table:style-name="ACE-18"/>
          <table:table-cell table:style-name="ACE-18" office:value-type="float" office:value="0.538159068159068">
            <text:p>0.53816</text:p>
          </table:table-cell>
          <table:table-cell table:style-name="ACE-18" office:value-type="float" office:value="4">
            <text:p>4</text:p>
          </table:table-cell>
          <table:table-cell table:number-columns-repeated="116" table:style-name="ACE-18"/>
        </table:table-row>
        <table:table-row table:style-name="AROW-0">
          <table:table-cell table:style-name="ACE-18" table:formula="of:=[.A18]+1" office:value-type="float" office:value="7">
            <text:p>7</text:p>
          </table:table-cell>
          <table:table-cell table:style-name="ACE-18" office:value-type="float" office:value="4.5">
            <text:p>4.5</text:p>
          </table:table-cell>
          <table:table-cell table:number-columns-repeated="2" table:style-name="ACE-18"/>
          <table:table-cell table:style-name="ACE-18" office:value-type="float" office:value="0.63421694421694397">
            <text:p>0.63422</text:p>
          </table:table-cell>
          <table:table-cell table:number-columns-repeated="2" table:style-name="ACE-18"/>
          <table:table-cell table:style-name="ACE-18" office:value-type="float" office:value="0.64050778050778101">
            <text:p>0.64051</text:p>
          </table:table-cell>
          <table:table-cell table:number-columns-repeated="2" table:style-name="ACE-18"/>
          <table:table-cell table:style-name="ACE-18" office:value-type="float" office:value="0.68282828282828301">
            <text:p>0.68283</text:p>
          </table:table-cell>
          <table:table-cell table:style-name="ACE-18" office:value-type="float" office:value="18">
            <text:p>18</text:p>
          </table:table-cell>
          <table:table-cell table:number-columns-repeated="116" table:style-name="ACE-18"/>
        </table:table-row>
        <table:table-row table:style-name="AROW-0">
          <table:table-cell table:style-name="ACE-18" table:formula="of:=[.A19]+1" office:value-type="float" office:value="8">
            <text:p>8</text:p>
          </table:table-cell>
          <table:table-cell table:style-name="ACE-18" office:value-type="float" office:value="4.5999999999999996">
            <text:p>4.6</text:p>
          </table:table-cell>
          <table:table-cell table:number-columns-repeated="2" table:style-name="ACE-18"/>
          <table:table-cell table:style-name="ACE-18" office:value-type="float" office:value="0.52991172991172997">
            <text:p>0.52991</text:p>
          </table:table-cell>
          <table:table-cell table:number-columns-repeated="2" table:style-name="ACE-18"/>
          <table:table-cell table:style-name="ACE-18" office:value-type="float" office:value="0.53421967421967398">
            <text:p>0.53422</text:p>
          </table:table-cell>
          <table:table-cell table:number-columns-repeated="2" table:style-name="ACE-18"/>
          <table:table-cell table:style-name="ACE-18" office:value-type="float" office:value="0.65669396669396696">
            <text:p>0.65669</text:p>
          </table:table-cell>
          <table:table-cell table:style-name="ACE-18" office:value-type="float" office:value="16">
            <text:p>16</text:p>
          </table:table-cell>
          <table:table-cell table:number-columns-repeated="116" table:style-name="ACE-18"/>
        </table:table-row>
        <table:table-row table:style-name="AROW-0">
          <table:table-cell table:style-name="ACE-18" table:formula="of:=[.A20]+1" office:value-type="float" office:value="9">
            <text:p>9</text:p>
          </table:table-cell>
          <table:table-cell table:style-name="ACE-18" office:value-type="float" office:value="4.5999999999999996">
            <text:p>4.6</text:p>
          </table:table-cell>
          <table:table-cell table:number-columns-repeated="2" table:style-name="ACE-18"/>
          <table:table-cell table:style-name="ACE-18" office:value-type="float" office:value="0.53210938210938197">
            <text:p>0.53211</text:p>
          </table:table-cell>
          <table:table-cell table:number-columns-repeated="2" table:style-name="ACE-18"/>
          <table:table-cell table:style-name="ACE-18" office:value-type="float" office:value="0.54515606515606496">
            <text:p>0.54516</text:p>
          </table:table-cell>
          <table:table-cell table:number-columns-repeated="2" table:style-name="ACE-18"/>
          <table:table-cell table:style-name="ACE-18" office:value-type="float" office:value="0.67556283556283603">
            <text:p>0.67556</text:p>
          </table:table-cell>
          <table:table-cell table:style-name="ACE-18" office:value-type="float" office:value="18">
            <text:p>18</text:p>
          </table:table-cell>
          <table:table-cell table:number-columns-repeated="116" table:style-name="ACE-18"/>
        </table:table-row>
        <table:table-row table:style-name="AROW-0">
          <table:table-cell table:style-name="ACE-18" table:formula="of:=[.A21]+1" office:value-type="float" office:value="10">
            <text:p>10</text:p>
          </table:table-cell>
          <table:table-cell table:style-name="ACE-18" office:value-type="float" office:value="4.5">
            <text:p>4.5</text:p>
          </table:table-cell>
          <table:table-cell table:style-name="ACE-18"/>
          <table:table-cell table:style-name="ACE-18" office:value-type="string">
            <text:p>~3.5</text:p>
          </table:table-cell>
          <table:table-cell table:style-name="ACE-18" office:value-type="float" office:value="0.53912457912457901">
            <text:p>0.53912</text:p>
          </table:table-cell>
          <table:table-cell table:style-name="ACE-18"/>
          <table:table-cell table:style-name="ACE-18" office:value-type="string">
            <text:p>~3.5</text:p>
          </table:table-cell>
          <table:table-cell table:style-name="ACE-18" office:value-type="float" office:value="0.54910637910637905">
            <text:p>0.54911</text:p>
          </table:table-cell>
          <table:table-cell table:style-name="ACE-18"/>
          <table:table-cell table:style-name="ACE-18" office:value-type="string">
            <text:p>~3.5</text:p>
          </table:table-cell>
          <table:table-cell table:style-name="ACE-18" office:value-type="float" office:value="0.67479297479297495">
            <text:p>0.67479</text:p>
          </table:table-cell>
          <table:table-cell table:style-name="ACE-18" office:value-type="float" office:value="20">
            <text:p>20</text:p>
          </table:table-cell>
          <table:table-cell table:style-name="ACE-18" office:value-type="string">
            <text:p>~3.5</text:p>
          </table:table-cell>
          <table:table-cell table:number-columns-repeated="115" table:style-name="ACE-18"/>
        </table:table-row>
        <table:table-row table:style-name="AROW-0">
          <table:table-cell table:number-columns-repeated="4" table:style-name="ACE-18"/>
          <table:table-cell table:style-name="ACE-18" table:formula="of:=AVERAGE([.E13:.E22])" office:value-type="float" office:value="0.54655409955409939">
            <text:p>0.54655</text:p>
          </table:table-cell>
          <table:table-cell table:number-columns-repeated="2" table:style-name="ACE-18"/>
          <table:table-cell table:style-name="ACE-18" table:formula="of:=AVERAGE([.H13:.H22])" office:value-type="float" office:value="0.57327864227864223">
            <text:p>0.57328</text:p>
          </table:table-cell>
          <table:table-cell table:number-columns-repeated="2" table:style-name="ACE-18"/>
          <table:table-cell table:style-name="ACE-18" table:formula="of:=AVERAGE([.K13:.K22])" office:value-type="float" office:value="0.65434363656585903">
            <text:p>0.65434</text:p>
          </table:table-cell>
          <table:table-cell table:style-name="ACE-18" table:formula="of:=AVERAGE([.L13:.L22])" office:value-type="float" office:value="15.777777777777779">
            <text:p>15.7778</text:p>
          </table:table-cell>
          <table:table-cell table:number-columns-repeated="116" table:style-name="ACE-18"/>
        </table:table-row>
        <table:table-row table:style-name="AROW-0">
          <table:table-cell table:number-columns-repeated="128"/>
        </table:table-row>
        <table:table-row table:style-name="AROW-0">
          <table:table-cell table:style-name="ACE-18" office:value-type="string">
            <text:p>With k=10, m=5 (uniform selection) FS Time was ~ 4.0min</text:p>
          </table:table-cell>
          <table:table-cell table:number-columns-repeated="127" table:style-name="ACE-18"/>
        </table:table-row>
        <table:table-row table:style-name="AROW-0" table:number-rows-repeated="103">
          <table:table-cell table:number-columns-repeated="128"/>
        </table:table-row>
        <table:named-expressions>
          <table:named-expression table:name="Print_Area" table:expression="of:=#REF!" table:base-cell-address="$'classifier-random-forest'.$A$1"/>
          <table:named-expression table:name="Sheet_Title" table:expression="of:=&quot;classifier-random-forest&quot;" table:base-cell-address="$'classifier-random-forest'.$A$1"/>
        </table:named-expressions>
        <gnm:selections gnm:cursor-col="15" gnm:cursor-row="10">
          <gnm:selection gnm:start-col="15" gnm:start-row="10" gnm:end-col="15" gnm:end-row="10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xmlns:gnm="http://www.gnumeric.org/odf-extension/1.0" office:version="1.2">
  <office:font-face-decls>
    <style:font-face style:name="Liberation Serif" svg:font-family="'Liberation Serif'"/>
    <style:font-face style:name="Liberation Serif1" svg:font-family="'Liberation Serif1'"/>
    <style:font-face style:name="Liberation Serif2" svg:font-family="'Liberation Serif2'"/>
    <style:font-face style:name="Liberation Serif3" svg:font-family="'Liberation Serif3'"/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36pt"/>
      <style:text-properties style:font-name="Sans" fo:language="es" fo:country="H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72pt" fo:margin-bottom="72pt" fo:margin-left="72pt" fo:margin-right="72pt" style:print-page-order="ttb" style:scale-to="100%" style:writing-mode="lr-tb" gnm:style-print="" style:print="annotations charts drawings objects"/>
      <style:header-style>
        <style:header-footer-properties fo:min-height="21.26pt" fo:margin-left="0pt" fo:margin-right="0pt" fo:margin-bottom="0pt" fo:border="none" fo:padding="0pt" style:shadow="none"/>
      </style:header-style>
      <style:footer-style>
        <style:header-footer-properties fo:min-height="21.26pt" fo:margin-left="0pt" fo:margin-right="0pt" fo:margin-top="0pt" fo:border="none" fo:padding="0pt" style:shadow="none"/>
      </style:footer-style>
    </style:page-layout>
    <style:page-layout style:name="Mpm4">
      <style:page-layout-properties fo:page-width="612pt" fo:page-height="792pt" style:num-format="1" style:print-orientation="portrait" fo:margin-top="72pt" fo:margin-bottom="72pt" fo:margin-left="72pt" fo:margin-right="72pt" style:print-page-order="ttb" style:scale-to="10000%" style:writing-mode="lr-tb" gnm:style-print="" style:print="annotations charts drawings objects"/>
      <style:header-style>
        <style:header-footer-properties fo:min-height="47.99pt" fo:margin-left="0pt" fo:margin-right="0pt" fo:margin-bottom="0pt" fo:border="none" fo:padding="0pt" style:shadow="none"/>
      </style:header-style>
      <style:footer-style>
        <style:header-footer-properties fo:min-height="47.99pt" fo:margin-left="0pt" fo:margin-right="0pt" fo:margin-top="0pt" fo:border="none" fo:padding="0pt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old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exec-time-vs-n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exec-time-vs-m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scalability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classifier-naive-bayes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classifier-random-forest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Raúl José Palma Mendoza</dc:creator>
    <dc:date>2016-07-23T00:05:21.587458832</dc:date>
    <meta:creation-date>2016-06-13T17:22:54Z</meta:creation-date>
    <meta:editing-cycles>64</meta:editing-cycles>
    <meta:editing-duration>P3DT22H5M47S</meta:editing-duration>
    <meta:generator>LibreOffice/5.1.4.2$Linux_X86_64 LibreOffice_project/10m0$Build-2</meta:generator>
    <meta:initial-creator>Raúl José Palma Mendoza</meta:initial-creator>
    <meta:document-statistic meta:table-count="6" meta:cell-count="591" meta:object-count="0"/>
    <meta:user-defined meta:name="qrichtext">1</meta:user-defined>
  </office:meta>
</office:document-meta>
</file>